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paragraph-rsid="0030f9d5"/>
    </style:style>
    <style:style style:name="P14" style:family="paragraph" style:parent-style-name="Standard">
      <style:text-properties officeooo:paragraph-rsid="00613d02"/>
    </style:style>
    <style:style style:name="P15" style:family="paragraph" style:parent-style-name="Standard">
      <style:text-properties officeooo:paragraph-rsid="0067e7e8"/>
    </style:style>
    <style:style style:name="P16" style:family="paragraph" style:parent-style-name="Standard">
      <style:text-properties officeooo:paragraph-rsid="006cf260"/>
    </style:style>
    <style:style style:name="P17" style:family="paragraph" style:parent-style-name="Standard">
      <style:text-properties officeooo:paragraph-rsid="00b78a27"/>
    </style:style>
    <style:style style:name="P18" style:family="paragraph" style:parent-style-name="Text_20_body">
      <style:text-properties officeooo:paragraph-rsid="00163db6"/>
    </style:style>
    <style:style style:name="P19" style:family="paragraph" style:parent-style-name="Text_20_body">
      <style:text-properties officeooo:rsid="00148666" officeooo:paragraph-rsid="00163db6" style:language-asian="zh" style:country-asian="CN"/>
    </style:style>
    <style:style style:name="P20" style:family="paragraph" style:parent-style-name="Text_20_body">
      <style:text-properties officeooo:rsid="00148666" officeooo:paragraph-rsid="00236247" style:language-asian="zh" style:country-asian="CN"/>
    </style:style>
    <style:style style:name="P21" style:family="paragraph" style:parent-style-name="Text_20_body">
      <style:text-properties officeooo:paragraph-rsid="00163db6" style:language-asian="zh" style:country-asian="CN"/>
    </style:style>
    <style:style style:name="P22" style:family="paragraph" style:parent-style-name="Text_20_body">
      <style:text-properties officeooo:rsid="0047a717" officeooo:paragraph-rsid="0047a717" style:language-asian="zh" style:country-asian="CN"/>
    </style:style>
    <style:style style:name="P23" style:family="paragraph" style:parent-style-name="Text_20_body">
      <style:text-properties officeooo:paragraph-rsid="003500d4"/>
    </style:style>
    <style:style style:name="P24" style:family="paragraph" style:parent-style-name="Text_20_body">
      <style:text-properties officeooo:rsid="002ce2ec" officeooo:paragraph-rsid="002ce2ec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27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28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29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officeooo:paragraph-rsid="0045572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33" style:family="paragraph" style:parent-style-name="Table_20_Contents">
      <style:text-properties style:use-window-font-color="true" officeooo:paragraph-rsid="00465241" style:language-asian="zh" style:country-asian="CN"/>
    </style:style>
    <style:style style:name="P34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35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36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37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38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39" style:family="paragraph" style:parent-style-name="Table_20_Contents">
      <style:text-properties style:use-window-font-color="true" officeooo:paragraph-rsid="004c9487"/>
    </style:style>
    <style:style style:name="P40" style:family="paragraph" style:parent-style-name="Table_20_Contents">
      <style:text-properties style:language-asian="zh" style:country-asian="CN"/>
    </style:style>
    <style:style style:name="P41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2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3" style:family="paragraph" style:parent-style-name="Table_20_Contents">
      <style:text-properties officeooo:rsid="0057dcc6" officeooo:paragraph-rsid="0057dcc6" style:language-asian="zh" style:country-asian="CN"/>
    </style:style>
    <style:style style:name="P44" style:family="paragraph" style:parent-style-name="Table_20_Contents">
      <style:text-properties officeooo:rsid="0057dcc6" officeooo:paragraph-rsid="00755560" style:language-asian="zh" style:country-asian="CN"/>
    </style:style>
    <style:style style:name="P45" style:family="paragraph" style:parent-style-name="Table_20_Contents">
      <style:text-properties officeooo:rsid="0059b463" officeooo:paragraph-rsid="0059b463" style:language-asian="zh" style:country-asian="CN"/>
    </style:style>
    <style:style style:name="P46" style:family="paragraph" style:parent-style-name="Table_20_Contents">
      <style:text-properties officeooo:rsid="0059b463" officeooo:paragraph-rsid="00762a70" style:language-asian="zh" style:country-asian="CN"/>
    </style:style>
    <style:style style:name="P47" style:family="paragraph" style:parent-style-name="Table_20_Contents">
      <style:text-properties officeooo:rsid="00643868" officeooo:paragraph-rsid="00643868" style:language-asian="zh" style:country-asian="CN"/>
    </style:style>
    <style:style style:name="P48" style:family="paragraph" style:parent-style-name="Table_20_Contents">
      <style:text-properties officeooo:rsid="00658973" officeooo:paragraph-rsid="006a3f7d" style:language-asian="zh" style:country-asian="CN"/>
    </style:style>
    <style:style style:name="P49" style:family="paragraph" style:parent-style-name="Table_20_Contents">
      <style:text-properties officeooo:paragraph-rsid="00658973" style:language-asian="zh" style:country-asian="CN"/>
    </style:style>
    <style:style style:name="P50" style:family="paragraph" style:parent-style-name="Table_20_Contents">
      <style:text-properties officeooo:rsid="006a3f7d" officeooo:paragraph-rsid="006a3f7d" style:language-asian="zh" style:country-asian="CN"/>
    </style:style>
    <style:style style:name="P51" style:family="paragraph" style:parent-style-name="Table_20_Contents">
      <style:text-properties officeooo:rsid="006f77d6" officeooo:paragraph-rsid="006f77d6" style:language-asian="zh" style:country-asian="CN"/>
    </style:style>
    <style:style style:name="P52" style:family="paragraph" style:parent-style-name="Table_20_Contents">
      <style:text-properties officeooo:rsid="006f9d0d" officeooo:paragraph-rsid="006f9d0d" style:language-asian="zh" style:country-asian="CN"/>
    </style:style>
    <style:style style:name="P53" style:family="paragraph" style:parent-style-name="Table_20_Contents">
      <style:text-properties officeooo:rsid="007e1356" officeooo:paragraph-rsid="007e1356" style:language-asian="zh" style:country-asian="CN"/>
    </style:style>
    <style:style style:name="P54" style:family="paragraph" style:parent-style-name="Table_20_Contents">
      <style:text-properties officeooo:rsid="00962277" officeooo:paragraph-rsid="00962277" style:language-asian="zh" style:country-asian="CN"/>
    </style:style>
    <style:style style:name="P55" style:family="paragraph" style:parent-style-name="Table_20_Contents">
      <style:text-properties officeooo:paragraph-rsid="00af843e" style:language-asian="zh" style:country-asian="CN"/>
    </style:style>
    <style:style style:name="P56" style:family="paragraph" style:parent-style-name="Table_20_Contents">
      <style:text-properties officeooo:rsid="00b9a673" officeooo:paragraph-rsid="00b9a673" style:language-asian="zh" style:country-asian="CN"/>
    </style:style>
    <style:style style:name="P57" style:family="paragraph" style:parent-style-name="Table_20_Contents">
      <style:text-properties officeooo:rsid="00b9a673" officeooo:paragraph-rsid="00ba6c6b" style:language-asian="zh" style:country-asian="CN"/>
    </style:style>
    <style:style style:name="P58" style:family="paragraph" style:parent-style-name="Table_20_Contents">
      <style:text-properties officeooo:paragraph-rsid="00ae026b" style:language-asian="zh" style:country-asian="CN"/>
    </style:style>
    <style:style style:name="P59" style:family="paragraph" style:parent-style-name="Table_20_Contents">
      <style:text-properties officeooo:rsid="00b6d3ca" officeooo:paragraph-rsid="00b78a27" style:language-asian="zh" style:country-asian="CN"/>
    </style:style>
    <style:style style:name="P60" style:family="paragraph" style:parent-style-name="Table_20_Contents">
      <style:text-properties officeooo:paragraph-rsid="00b64ce8" style:language-asian="zh" style:country-asian="CN"/>
    </style:style>
    <style:style style:name="P61" style:family="paragraph" style:parent-style-name="Table_20_Contents">
      <style:text-properties officeooo:rsid="00de525b" officeooo:paragraph-rsid="00de525b" style:language-asian="zh" style:country-asian="CN"/>
    </style:style>
    <style:style style:name="P62" style:family="paragraph" style:parent-style-name="Table_20_Contents">
      <style:text-properties officeooo:rsid="00dee197" officeooo:paragraph-rsid="00dee197" style:language-asian="zh" style:country-asian="CN"/>
    </style:style>
    <style:style style:name="P63" style:family="paragraph" style:parent-style-name="Table_20_Contents">
      <style:text-properties officeooo:paragraph-rsid="00b6d3ca" style:language-asian="zh" style:country-asian="CN"/>
    </style:style>
    <style:style style:name="P64" style:family="paragraph" style:parent-style-name="Table_20_Contents">
      <style:text-properties officeooo:rsid="00e2ce0f" officeooo:paragraph-rsid="00e30959" style:language-asian="zh" style:country-asian="CN"/>
    </style:style>
    <style:style style:name="P65" style:family="paragraph" style:parent-style-name="Table_20_Contents">
      <style:text-properties officeooo:paragraph-rsid="00e89af2" style:language-asian="zh" style:country-asian="CN"/>
    </style:style>
    <style:style style:name="P66" style:family="paragraph" style:parent-style-name="Table_20_Contents">
      <style:text-properties officeooo:rsid="00f31cdf" officeooo:paragraph-rsid="00f31cdf" style:language-asian="zh" style:country-asian="CN"/>
    </style:style>
    <style:style style:name="P67" style:family="paragraph" style:parent-style-name="Table_20_Contents">
      <style:text-properties officeooo:paragraph-rsid="00613d02" style:language-asian="zh" style:country-asian="CN"/>
    </style:style>
    <style:style style:name="P68" style:family="paragraph" style:parent-style-name="Table_20_Contents">
      <style:text-properties officeooo:paragraph-rsid="004b0ccd"/>
    </style:style>
    <style:style style:name="P69" style:family="paragraph" style:parent-style-name="Table_20_Contents">
      <style:text-properties officeooo:rsid="004e5f72" officeooo:paragraph-rsid="004e5f72"/>
    </style:style>
    <style:style style:name="P70" style:family="paragraph" style:parent-style-name="Table_20_Contents">
      <style:text-properties officeooo:paragraph-rsid="0056d825"/>
    </style:style>
    <style:style style:name="P71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72" style:family="paragraph" style:parent-style-name="Table_20_Contents">
      <style:text-properties officeooo:paragraph-rsid="00613d02"/>
    </style:style>
    <style:style style:name="P73" style:family="paragraph" style:parent-style-name="Table_20_Contents">
      <style:text-properties officeooo:paragraph-rsid="0067e7e8"/>
    </style:style>
    <style:style style:name="P74" style:family="paragraph" style:parent-style-name="Table_20_Contents">
      <style:text-properties officeooo:paragraph-rsid="006cf260"/>
    </style:style>
    <style:style style:name="P75" style:family="paragraph" style:parent-style-name="Table_20_Contents">
      <style:text-properties officeooo:rsid="006f77d6" officeooo:paragraph-rsid="006f77d6"/>
    </style:style>
    <style:style style:name="P76" style:family="paragraph" style:parent-style-name="Table_20_Contents">
      <style:text-properties officeooo:paragraph-rsid="007e4fc7"/>
    </style:style>
    <style:style style:name="P77" style:family="paragraph" style:parent-style-name="Table_20_Contents">
      <style:text-properties officeooo:paragraph-rsid="00a88fe2"/>
    </style:style>
    <style:style style:name="P78" style:family="paragraph" style:parent-style-name="Table_20_Contents">
      <style:text-properties officeooo:paragraph-rsid="00addab5"/>
    </style:style>
    <style:style style:name="P79" style:family="paragraph" style:parent-style-name="Table_20_Contents">
      <style:text-properties officeooo:paragraph-rsid="00ae026b"/>
    </style:style>
    <style:style style:name="P80" style:family="paragraph" style:parent-style-name="Table_20_Contents">
      <style:text-properties officeooo:paragraph-rsid="00b64ce8"/>
    </style:style>
    <style:style style:name="P81" style:family="paragraph" style:parent-style-name="Table_20_Contents">
      <style:text-properties officeooo:paragraph-rsid="00b6d3ca"/>
    </style:style>
    <style:style style:name="P82" style:family="paragraph" style:parent-style-name="Table_20_Contents">
      <style:text-properties officeooo:paragraph-rsid="00b78a27"/>
    </style:style>
    <style:style style:name="P83" style:family="paragraph" style:parent-style-name="Table_20_Contents">
      <style:text-properties officeooo:paragraph-rsid="00ce8970"/>
    </style:style>
    <style:style style:name="P84" style:family="paragraph" style:parent-style-name="Table_20_Contents">
      <style:text-properties officeooo:rsid="00e427da" officeooo:paragraph-rsid="00e427da"/>
    </style:style>
    <style:style style:name="P85" style:family="paragraph" style:parent-style-name="Table_20_Contents">
      <style:text-properties officeooo:paragraph-rsid="00f90626"/>
    </style:style>
    <style:style style:name="P86" style:family="paragraph" style:parent-style-name="Table_20_Contents">
      <style:text-properties fo:color="#333333" style:font-name="Consolas" style:language-asian="zh" style:country-asian="CN"/>
    </style:style>
    <style:style style:name="P87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88" style:family="paragraph" style:parent-style-name="Table_20_Contents">
      <style:text-properties fo:color="#333333" style:font-name="Consolas" officeooo:paragraph-rsid="00f90626"/>
    </style:style>
    <style:style style:name="P89" style:family="paragraph" style:parent-style-name="Table_20_Contents">
      <style:paragraph-properties fo:break-before="page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Heading_20_2">
      <style:text-properties officeooo:paragraph-rsid="0024f96a"/>
    </style:style>
    <style:style style:name="P95" style:family="paragraph" style:parent-style-name="Heading_20_2">
      <style:text-properties officeooo:rsid="0022880c" officeooo:paragraph-rsid="0024f96a" style:language-asian="zh" style:country-asian="CN"/>
    </style:style>
    <style:style style:name="P96" style:family="paragraph" style:parent-style-name="Heading_20_2">
      <style:text-properties officeooo:rsid="001c957a" officeooo:paragraph-rsid="0067e7e8" style:language-asian="zh" style:country-asian="CN"/>
    </style:style>
    <style:style style:name="P97" style:family="paragraph" style:parent-style-name="Heading_20_2">
      <style:paragraph-properties fo:break-before="page"/>
      <style:text-properties officeooo:paragraph-rsid="003500d4"/>
    </style:style>
    <style:style style:name="P98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99" style:family="paragraph" style:parent-style-name="Heading_20_2">
      <style:paragraph-properties fo:break-before="page"/>
      <style:text-properties officeooo:rsid="0030a636" officeooo:paragraph-rsid="006e47dd" style:language-asian="zh" style:country-asian="CN"/>
    </style:style>
    <style:style style:name="P100" style:family="paragraph" style:parent-style-name="Heading_20_2">
      <style:paragraph-properties fo:break-before="page"/>
      <style:text-properties officeooo:paragraph-rsid="00b7e6e7"/>
    </style:style>
    <style:style style:name="P101" style:family="paragraph" style:parent-style-name="Heading_20_2">
      <style:paragraph-properties fo:break-before="page"/>
      <style:text-properties officeooo:paragraph-rsid="010a59a0"/>
    </style:style>
    <style:style style:name="P102" style:family="paragraph" style:parent-style-name="Heading_20_3">
      <style:text-properties officeooo:paragraph-rsid="0086ce29"/>
    </style:style>
    <style:style style:name="P103" style:family="paragraph" style:parent-style-name="Heading_20_3">
      <style:text-properties officeooo:paragraph-rsid="00823cb3"/>
    </style:style>
    <style:style style:name="P104" style:family="paragraph" style:parent-style-name="Heading_20_3">
      <style:text-properties officeooo:rsid="0022880c" officeooo:paragraph-rsid="00823cb3" style:language-asian="zh" style:country-asian="CN"/>
    </style:style>
    <style:style style:name="P105" style:family="paragraph" style:parent-style-name="Heading_20_3">
      <style:text-properties officeooo:rsid="009711fd" officeooo:paragraph-rsid="009711fd" style:language-asian="zh" style:country-asian="CN"/>
    </style:style>
    <style:style style:name="P106" style:family="paragraph" style:parent-style-name="Heading_20_3">
      <style:text-properties officeooo:paragraph-rsid="0094254c"/>
    </style:style>
    <style:style style:name="P107" style:family="paragraph" style:parent-style-name="Heading_20_3">
      <style:text-properties officeooo:paragraph-rsid="0067e7e8"/>
    </style:style>
    <style:style style:name="P108" style:family="paragraph" style:parent-style-name="Heading_20_3">
      <style:text-properties officeooo:paragraph-rsid="0030f9d5"/>
    </style:style>
    <style:style style:name="P109" style:family="paragraph" style:parent-style-name="Heading_20_3">
      <style:text-properties officeooo:paragraph-rsid="0030a636"/>
    </style:style>
    <style:style style:name="P110" style:family="paragraph" style:parent-style-name="Heading_20_3">
      <style:text-properties officeooo:paragraph-rsid="0036edcd"/>
    </style:style>
    <style:style style:name="P111" style:family="paragraph" style:parent-style-name="Heading_20_3">
      <style:text-properties officeooo:paragraph-rsid="00613d02"/>
    </style:style>
    <style:style style:name="P112" style:family="paragraph" style:parent-style-name="Heading_20_3">
      <style:text-properties officeooo:paragraph-rsid="006cf260"/>
    </style:style>
    <style:style style:name="P113" style:family="paragraph" style:parent-style-name="Heading_20_3">
      <style:text-properties officeooo:paragraph-rsid="00b78a27"/>
    </style:style>
    <style:style style:name="P114" style:family="paragraph" style:parent-style-name="Heading_20_3">
      <style:text-properties officeooo:paragraph-rsid="010a59a0"/>
    </style:style>
    <style:style style:name="P115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16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17" style:family="paragraph" style:parent-style-name="Standard" style:list-style-name="L23">
      <style:text-properties officeooo:rsid="009e40e3" officeooo:paragraph-rsid="009e40e3" style:language-asian="zh" style:country-asian="CN"/>
    </style:style>
    <style:style style:name="P118" style:family="paragraph" style:parent-style-name="Standard">
      <style:text-properties officeooo:paragraph-rsid="00613d02" style:language-asian="zh" style:country-asian="CN"/>
    </style:style>
    <style:style style:name="P119" style:family="paragraph" style:parent-style-name="Standard" style:list-style-name="L16">
      <style:text-properties officeooo:paragraph-rsid="009f872a"/>
    </style:style>
    <style:style style:name="P120" style:family="paragraph" style:parent-style-name="Standard" style:list-style-name="L23">
      <style:text-properties officeooo:paragraph-rsid="009e40e3"/>
    </style:style>
    <style:style style:name="P121" style:family="paragraph" style:parent-style-name="Standard">
      <style:text-properties officeooo:paragraph-rsid="00b78a27"/>
    </style:style>
    <style:style style:name="P122" style:family="paragraph" style:parent-style-name="Standard">
      <style:text-properties officeooo:paragraph-rsid="010a59a0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125" style:family="paragraph" style:parent-style-name="Table_20_Contents" style:list-style-name="L4"/>
    <style:style style:name="P126" style:family="paragraph" style:parent-style-name="Table_20_Contents" style:list-style-name="L4">
      <style:text-properties officeooo:paragraph-rsid="010ebcf4"/>
    </style:style>
    <style:style style:name="P127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28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29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30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31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32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33" style:family="paragraph" style:parent-style-name="Table_20_Contents" style:list-style-name="L24">
      <style:text-properties style:use-window-font-color="true" officeooo:paragraph-rsid="0053921b" style:language-asian="zh" style:country-asian="CN"/>
    </style:style>
    <style:style style:name="P134" style:family="paragraph" style:parent-style-name="Table_20_Contents" style:list-style-name="L24">
      <style:text-properties style:use-window-font-color="true" officeooo:rsid="0053921b" officeooo:paragraph-rsid="0053921b" style:language-asian="zh" style:country-asian="CN"/>
    </style:style>
    <style:style style:name="P135" style:family="paragraph" style:parent-style-name="Table_20_Contents" style:list-style-name="L24">
      <style:text-properties style:use-window-font-color="true" officeooo:rsid="00548a6e" officeooo:paragraph-rsid="00548a6e" style:language-asian="zh" style:country-asian="CN"/>
    </style:style>
    <style:style style:name="P136" style:family="paragraph" style:parent-style-name="Table_20_Contents" style:list-style-name="L25">
      <style:text-properties style:use-window-font-color="true" officeooo:rsid="00f9e09f" officeooo:paragraph-rsid="00f9e09f" style:language-asian="zh" style:country-asian="CN"/>
    </style:style>
    <style:style style:name="P137" style:family="paragraph" style:parent-style-name="Table_20_Contents" style:list-style-name="L25">
      <style:text-properties style:use-window-font-color="true" officeooo:rsid="01058a60" officeooo:paragraph-rsid="01058a60" style:language-asian="zh" style:country-asian="CN"/>
    </style:style>
    <style:style style:name="P138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39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40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41" style:family="paragraph" style:parent-style-name="Table_20_Contents" style:list-style-name="L13">
      <style:text-properties officeooo:paragraph-rsid="00b64ce8" style:language-asian="zh" style:country-asian="CN"/>
    </style:style>
    <style:style style:name="P142" style:family="paragraph" style:parent-style-name="Table_20_Contents" style:list-style-name="L13">
      <style:text-properties officeooo:paragraph-rsid="00e2663c" style:language-asian="zh" style:country-asian="CN"/>
    </style:style>
    <style:style style:name="P143" style:family="paragraph" style:parent-style-name="Table_20_Contents" style:list-style-name="L15">
      <style:text-properties officeooo:paragraph-rsid="00f31cdf" style:language-asian="zh" style:country-asian="CN"/>
    </style:style>
    <style:style style:name="P144" style:family="paragraph" style:parent-style-name="Table_20_Contents" style:list-style-name="L21">
      <style:text-properties officeooo:paragraph-rsid="00b6d3ca" style:language-asian="zh" style:country-asian="CN"/>
    </style:style>
    <style:style style:name="P145" style:family="paragraph" style:parent-style-name="Table_20_Contents" style:list-style-name="L26">
      <style:text-properties officeooo:rsid="006a9730" officeooo:paragraph-rsid="006a9730" style:language-asian="zh" style:country-asian="CN"/>
    </style:style>
    <style:style style:name="P146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147" style:family="paragraph" style:parent-style-name="Table_20_Contents">
      <style:text-properties officeooo:rsid="00b6d3ca" officeooo:paragraph-rsid="010a59a0" style:language-asian="zh" style:country-asian="CN"/>
    </style:style>
    <style:style style:name="P148" style:family="paragraph" style:parent-style-name="Table_20_Contents">
      <style:text-properties officeooo:rsid="010a6f40" officeooo:paragraph-rsid="010a6f40" style:language-asian="zh" style:country-asian="CN"/>
    </style:style>
    <style:style style:name="P149" style:family="paragraph" style:parent-style-name="Table_20_Contents">
      <style:text-properties officeooo:paragraph-rsid="010a6f40" style:language-asian="zh" style:country-asian="CN"/>
    </style:style>
    <style:style style:name="P150" style:family="paragraph" style:parent-style-name="Table_20_Contents">
      <style:text-properties officeooo:rsid="006f9d0d" officeooo:paragraph-rsid="006f9d0d" style:language-asian="zh" style:country-asian="CN"/>
    </style:style>
    <style:style style:name="P151" style:family="paragraph" style:parent-style-name="Table_20_Contents">
      <style:text-properties officeooo:rsid="010cbb8a" officeooo:paragraph-rsid="010cbb8a" style:language-asian="zh" style:country-asian="CN"/>
    </style:style>
    <style:style style:name="P152" style:family="paragraph" style:parent-style-name="Table_20_Contents" style:list-style-name="L4">
      <style:text-properties style:language-asian="zh" style:country-asian="CN"/>
    </style:style>
    <style:style style:name="P153" style:family="paragraph" style:parent-style-name="Table_20_Contents" style:list-style-name="L4">
      <style:text-properties officeooo:paragraph-rsid="010ebcf4" style:language-asian="zh" style:country-asian="CN"/>
    </style:style>
    <style:style style:name="P154" style:family="paragraph" style:parent-style-name="Table_20_Contents" style:list-style-name="L4">
      <style:text-properties officeooo:paragraph-rsid="011003f7" style:language-asian="zh" style:country-asian="CN"/>
    </style:style>
    <style:style style:name="P155" style:family="paragraph" style:parent-style-name="Table_20_Contents" style:list-style-name="L13">
      <style:text-properties officeooo:paragraph-rsid="0097b497"/>
    </style:style>
    <style:style style:name="P156" style:family="paragraph" style:parent-style-name="Table_20_Contents" style:list-style-name="L14">
      <style:text-properties officeooo:rsid="00a7a147" officeooo:paragraph-rsid="00a7a147"/>
    </style:style>
    <style:style style:name="P157" style:family="paragraph" style:parent-style-name="Table_20_Contents" style:list-style-name="L17">
      <style:text-properties officeooo:paragraph-rsid="0056d825"/>
    </style:style>
    <style:style style:name="P158" style:family="paragraph" style:parent-style-name="Table_20_Contents" style:list-style-name="L18">
      <style:text-properties officeooo:paragraph-rsid="00ae026b"/>
    </style:style>
    <style:style style:name="P159" style:family="paragraph" style:parent-style-name="Table_20_Contents" style:list-style-name="L19">
      <style:text-properties officeooo:paragraph-rsid="00ae026b"/>
    </style:style>
    <style:style style:name="P160" style:family="paragraph" style:parent-style-name="Table_20_Contents" style:list-style-name="L20">
      <style:text-properties officeooo:paragraph-rsid="00b6d3ca"/>
    </style:style>
    <style:style style:name="P161" style:family="paragraph" style:parent-style-name="Table_20_Contents" style:list-style-name="L20">
      <style:text-properties officeooo:paragraph-rsid="00ba6c6b"/>
    </style:style>
    <style:style style:name="P162" style:family="paragraph" style:parent-style-name="Table_20_Contents" style:list-style-name="L22">
      <style:text-properties officeooo:paragraph-rsid="00e30959"/>
    </style:style>
    <style:style style:name="P163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164" style:family="paragraph" style:parent-style-name="Table_20_Contents">
      <style:text-properties officeooo:paragraph-rsid="010a59a0"/>
    </style:style>
    <style:style style:name="P165" style:family="paragraph" style:parent-style-name="Table_20_Contents">
      <style:text-properties officeooo:paragraph-rsid="0056d825"/>
    </style:style>
    <style:style style:name="P166" style:family="paragraph" style:parent-style-name="Table_20_Contents" style:list-style-name="L1">
      <style:paragraph-properties fo:break-before="page"/>
    </style:style>
    <style:style style:name="P167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68" style:family="paragraph" style:parent-style-name="Table_20_Contents" style:list-style-name="L4">
      <style:paragraph-properties fo:break-before="page"/>
    </style:style>
    <style:style style:name="P169" style:family="paragraph" style:parent-style-name="Table_20_Contents" style:list-style-name="L4">
      <style:paragraph-properties fo:break-before="page"/>
      <style:text-properties officeooo:paragraph-rsid="011003f7"/>
    </style:style>
    <style:style style:name="P170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71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72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73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74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75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76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77" style:family="paragraph" style:parent-style-name="Text_20_body" style:list-style-name="L6">
      <style:text-properties officeooo:rsid="0086ce29" style:language-asian="zh" style:country-asian="CN"/>
    </style:style>
    <style:style style:name="P178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79" style:family="paragraph" style:parent-style-name="Text_20_body" style:list-style-name="L7">
      <style:text-properties officeooo:rsid="0022880c" officeooo:paragraph-rsid="005c1dd1" style:language-asian="zh" style:country-asian="CN"/>
    </style:style>
    <style:style style:name="P180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81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82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83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84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85" style:family="paragraph" style:parent-style-name="Text_20_body" style:list-style-name="L11">
      <style:text-properties style:language-asian="zh" style:country-asian="CN"/>
    </style:style>
    <style:style style:name="P186" style:family="paragraph" style:parent-style-name="Text_20_body" style:list-style-name="L11">
      <style:text-properties officeooo:paragraph-rsid="01020a8b" style:language-asian="zh" style:country-asian="CN"/>
    </style:style>
    <style:style style:name="P187" style:family="paragraph" style:parent-style-name="Text_20_body" style:list-style-name="L4">
      <style:text-properties officeooo:paragraph-rsid="0056d825"/>
    </style:style>
    <style:style style:name="P188" style:family="paragraph" style:parent-style-name="Text_20_body" style:list-style-name="L5">
      <style:text-properties officeooo:paragraph-rsid="0024f96a"/>
    </style:style>
    <style:style style:name="P189" style:family="paragraph" style:parent-style-name="Text_20_body" style:list-style-name="L7">
      <style:text-properties officeooo:paragraph-rsid="005adf12"/>
    </style:style>
    <style:style style:name="P190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191" style:family="paragraph" style:parent-style-name="Text_20_body" style:list-style-name="L8">
      <style:text-properties officeooo:paragraph-rsid="00823cb3"/>
    </style:style>
    <style:style style:name="P192" style:family="paragraph" style:parent-style-name="Text_20_body" style:list-style-name="L9">
      <style:text-properties officeooo:paragraph-rsid="0068c122"/>
    </style:style>
    <style:style style:name="P193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94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95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196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97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98" style:family="paragraph" style:parent-style-name="Text_20_body" style:list-style-name="L9">
      <style:text-properties style:use-window-font-color="true" officeooo:rsid="00d10ce4" officeooo:paragraph-rsid="00d10ce4" style:language-asian="zh" style:country-asian="CN"/>
    </style:style>
    <style:style style:name="P199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200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201" style:family="paragraph" style:parent-style-name="Text_20_body" style:list-style-name="L10">
      <style:text-properties officeooo:rsid="002ce2ec" officeooo:paragraph-rsid="002ce2ec"/>
    </style:style>
    <style:style style:name="P202" style:family="paragraph" style:parent-style-name="Text_20_body" style:list-style-name="L3">
      <style:paragraph-properties fo:break-before="page"/>
      <style:text-properties officeooo:paragraph-rsid="004b0ccd"/>
    </style:style>
    <style:style style:name="P203" style:family="paragraph" style:parent-style-name="Text_20_body" style:list-style-name="L4">
      <style:paragraph-properties fo:break-before="page"/>
      <style:text-properties officeooo:paragraph-rsid="0056d825"/>
    </style:style>
    <style:style style:name="P204" style:family="paragraph" style:parent-style-name="Text_20_body" style:list-style-name="L4">
      <style:paragraph-properties fo:break-before="page"/>
      <style:text-properties officeooo:paragraph-rsid="0066ef9f"/>
    </style:style>
    <style:style style:name="P205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206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207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208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209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210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11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12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5adf12" style:language-asian="zh" style:country-asian="CN"/>
    </style:style>
    <style:style style:name="T12" style:family="text">
      <style:text-properties officeooo:rsid="00962277" style:language-asian="zh" style:country-asian="CN"/>
    </style:style>
    <style:style style:name="T13" style:family="text">
      <style:text-properties officeooo:rsid="0097b497" style:language-asian="zh" style:country-asian="CN"/>
    </style:style>
    <style:style style:name="T14" style:family="text">
      <style:text-properties officeooo:rsid="00983fb4" style:language-asian="zh" style:country-asian="CN"/>
    </style:style>
    <style:style style:name="T15" style:family="text">
      <style:text-properties officeooo:rsid="0099ff37" style:language-asian="zh" style:country-asian="CN"/>
    </style:style>
    <style:style style:name="T16" style:family="text">
      <style:text-properties officeooo:rsid="0068c122" style:language-asian="zh" style:country-asian="CN"/>
    </style:style>
    <style:style style:name="T17" style:family="text">
      <style:text-properties officeooo:rsid="009d3c1c" style:language-asian="zh" style:country-asian="CN"/>
    </style:style>
    <style:style style:name="T18" style:family="text">
      <style:text-properties officeooo:rsid="009e40e3" style:language-asian="zh" style:country-asian="CN"/>
    </style:style>
    <style:style style:name="T19" style:family="text">
      <style:text-properties officeooo:rsid="0056d81b" style:language-asian="zh" style:country-asian="CN"/>
    </style:style>
    <style:style style:name="T20" style:family="text">
      <style:text-properties officeooo:rsid="009f872a" style:language-asian="zh" style:country-asian="CN"/>
    </style:style>
    <style:style style:name="T21" style:family="text">
      <style:text-properties officeooo:rsid="00a88fe2" style:language-asian="zh" style:country-asian="CN"/>
    </style:style>
    <style:style style:name="T22" style:family="text">
      <style:text-properties officeooo:rsid="00b0b46a" style:language-asian="zh" style:country-asian="CN"/>
    </style:style>
    <style:style style:name="T23" style:family="text">
      <style:text-properties officeooo:rsid="00b4b912" style:language-asian="zh" style:country-asian="CN"/>
    </style:style>
    <style:style style:name="T24" style:family="text">
      <style:text-properties officeooo:rsid="00b6d3ca" style:language-asian="zh" style:country-asian="CN"/>
    </style:style>
    <style:style style:name="T25" style:family="text">
      <style:text-properties officeooo:rsid="00be48fa" style:language-asian="zh" style:country-asian="CN"/>
    </style:style>
    <style:style style:name="T26" style:family="text">
      <style:text-properties officeooo:rsid="00e2ce0f" style:language-asian="zh" style:country-asian="CN"/>
    </style:style>
    <style:style style:name="T27" style:family="text">
      <style:text-properties officeooo:rsid="010a59a0" style:language-asian="zh" style:country-asian="CN"/>
    </style:style>
    <style:style style:name="T28" style:family="text">
      <style:text-properties officeooo:rsid="001c957a"/>
    </style:style>
    <style:style style:name="T29" style:family="text">
      <style:text-properties officeooo:rsid="0036edcd"/>
    </style:style>
    <style:style style:name="T30" style:family="text">
      <style:text-properties officeooo:rsid="00374857"/>
    </style:style>
    <style:style style:name="T31" style:family="text">
      <style:text-properties style:font-name="Consolas" officeooo:rsid="00410e51" style:language-asian="zh" style:country-asian="CN"/>
    </style:style>
    <style:style style:name="T32" style:family="text">
      <style:text-properties style:font-name="Consolas" officeooo:rsid="0045572d" style:language-asian="zh" style:country-asian="CN"/>
    </style:style>
    <style:style style:name="T33" style:family="text">
      <style:text-properties officeooo:rsid="0039d294"/>
    </style:style>
    <style:style style:name="T34" style:family="text">
      <style:text-properties officeooo:rsid="00294f77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font-name-asian="Times New Roman"/>
    </style:style>
    <style:style style:name="T37" style:family="text">
      <style:text-properties style:font-name="Times New Roman" officeooo:rsid="003c5ff1" style:font-name-asian="Times New Roman" style:language-asian="zh" style:country-asian="CN"/>
    </style:style>
    <style:style style:name="T38" style:family="text">
      <style:text-properties style:font-name="Times New Roman" style:language-asian="zh" style:country-asian="CN"/>
    </style:style>
    <style:style style:name="T39" style:family="text">
      <style:text-properties style:font-name="Times New Roman" officeooo:rsid="00410e51" style:language-asian="zh" style:country-asian="CN"/>
    </style:style>
    <style:style style:name="T40" style:family="text">
      <style:text-properties style:font-name="Times New Roman" officeooo:rsid="003e6c30" style:language-asian="zh" style:country-asian="CN"/>
    </style:style>
    <style:style style:name="T41" style:family="text">
      <style:text-properties style:font-name="Times New Roman" officeooo:rsid="003c5ff1" style:language-asian="zh" style:country-asian="CN"/>
    </style:style>
    <style:style style:name="T42" style:family="text">
      <style:text-properties style:font-name="Times New Roman" officeooo:rsid="00283268" style:language-asian="zh" style:country-asian="CN"/>
    </style:style>
    <style:style style:name="T43" style:family="text">
      <style:text-properties style:font-name="Times New Roman" officeooo:rsid="004fec24" style:language-asian="zh" style:country-asian="CN"/>
    </style:style>
    <style:style style:name="T44" style:family="text">
      <style:text-properties style:font-name="Times New Roman" officeooo:rsid="003c5ff1"/>
    </style:style>
    <style:style style:name="T45" style:family="text">
      <style:text-properties officeooo:rsid="00498d2b"/>
    </style:style>
    <style:style style:name="T46" style:family="text">
      <style:text-properties style:use-window-font-color="true" officeooo:rsid="00498d2b"/>
    </style:style>
    <style:style style:name="T47" style:family="text">
      <style:text-properties style:use-window-font-color="true" officeooo:rsid="0056d825" style:language-asian="zh" style:country-asian="CN"/>
    </style:style>
    <style:style style:name="T48" style:family="text">
      <style:text-properties style:use-window-font-color="true" officeooo:rsid="00ab77b3" style:language-asian="zh" style:country-asian="CN"/>
    </style:style>
    <style:style style:name="T49" style:family="text">
      <style:text-properties style:use-window-font-color="true" officeooo:rsid="00addab5" style:language-asian="zh" style:country-asian="CN"/>
    </style:style>
    <style:style style:name="T50" style:family="text">
      <style:text-properties officeooo:rsid="005adf12"/>
    </style:style>
    <style:style style:name="T51" style:family="text">
      <style:text-properties officeooo:rsid="00658973"/>
    </style:style>
    <style:style style:name="T52" style:family="text">
      <style:text-properties officeooo:rsid="006a3f7d"/>
    </style:style>
    <style:style style:name="T53" style:family="text">
      <style:text-properties officeooo:rsid="00745e38"/>
    </style:style>
    <style:style style:name="T54" style:family="text">
      <style:text-properties officeooo:rsid="007746bf"/>
    </style:style>
    <style:style style:name="T55" style:family="text">
      <style:text-properties officeooo:rsid="0078392d"/>
    </style:style>
    <style:style style:name="T56" style:family="text">
      <style:text-properties officeooo:rsid="007c6803"/>
    </style:style>
    <style:style style:name="T57" style:family="text">
      <style:text-properties officeooo:rsid="00494526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style:language-asian="zh" style:country-asian="CN" style:font-style-asian="normal" style:font-style-complex="normal"/>
    </style:style>
    <style:style style:name="T60" style:family="text">
      <style:text-properties fo:font-style="normal" officeooo:rsid="00983fb4" style:language-asian="zh" style:country-asian="CN" style:font-style-asian="normal" style:font-style-complex="normal"/>
    </style:style>
    <style:style style:name="T61" style:family="text">
      <style:text-properties officeooo:rsid="008a8cd5"/>
    </style:style>
    <style:style style:name="T62" style:family="text">
      <style:text-properties officeooo:rsid="008d73f9"/>
    </style:style>
    <style:style style:name="T63" style:family="text">
      <style:text-properties officeooo:rsid="00936607"/>
    </style:style>
    <style:style style:name="T64" style:family="text">
      <style:text-properties officeooo:rsid="00aa6d0f"/>
    </style:style>
    <style:style style:name="T65" style:family="text">
      <style:text-properties officeooo:rsid="00ab77b3"/>
    </style:style>
    <style:style style:name="T66" style:family="text">
      <style:text-properties fo:color="#333333" style:font-name="Consolas"/>
    </style:style>
    <style:style style:name="T67" style:family="text">
      <style:text-properties fo:color="#333333" style:font-name="Consolas" style:language-asian="zh" style:country-asian="CN"/>
    </style:style>
    <style:style style:name="T68" style:family="text">
      <style:text-properties fo:color="#333333" style:font-name="Consolas" officeooo:rsid="0056d825" style:language-asian="zh" style:country-asian="CN"/>
    </style:style>
    <style:style style:name="T69" style:family="text">
      <style:text-properties fo:color="#333333" style:font-name="Consolas" officeooo:rsid="00ab77b3" style:language-asian="zh" style:country-asian="CN"/>
    </style:style>
    <style:style style:name="T70" style:family="text">
      <style:text-properties fo:color="#333333" style:font-name="Consolas" officeooo:rsid="00e2ce0f" style:language-asian="zh" style:country-asian="CN"/>
    </style:style>
    <style:style style:name="T71" style:family="text">
      <style:text-properties fo:color="#c44c57" style:font-name="Consolas"/>
    </style:style>
    <style:style style:name="T72" style:family="text">
      <style:text-properties officeooo:rsid="00b64ce8"/>
    </style:style>
    <style:style style:name="T73" style:family="text">
      <style:text-properties officeooo:rsid="00ba6c6b"/>
    </style:style>
    <style:style style:name="T74" style:family="text">
      <style:text-properties officeooo:rsid="00bbdb6f"/>
    </style:style>
    <style:style style:name="T75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6" style:family="text">
      <style:text-properties officeooo:rsid="00d2b182"/>
    </style:style>
    <style:style style:name="T77" style:family="text">
      <style:text-properties officeooo:rsid="00e2663c"/>
    </style:style>
    <style:style style:name="T78" style:family="text">
      <style:text-properties officeooo:rsid="00e2ce0f"/>
    </style:style>
    <style:style style:name="T79" style:family="text">
      <style:text-properties officeooo:rsid="00e30959"/>
    </style:style>
    <style:style style:name="T80" style:family="text">
      <style:text-properties officeooo:rsid="00ebef40"/>
    </style:style>
    <style:style style:name="T81" style:family="text">
      <style:text-properties officeooo:rsid="00edc1b2"/>
    </style:style>
    <style:style style:name="T82" style:family="text">
      <style:text-properties officeooo:rsid="00f31cdf"/>
    </style:style>
    <style:style style:name="T83" style:family="text">
      <style:text-properties officeooo:rsid="00f6ace4"/>
    </style:style>
    <style:style style:name="T84" style:family="text">
      <style:text-properties officeooo:rsid="00f74280"/>
    </style:style>
    <style:style style:name="T85" style:family="text">
      <style:text-properties officeooo:rsid="0086ce29"/>
    </style:style>
    <style:style style:name="T86" style:family="text">
      <style:text-properties officeooo:rsid="010a59a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90"><text:a xlink:type="simple" xlink:href="#__RefHeading___Toc107_1048858440" text:style-name="Index_20_Link" text:visited-style-name="Index_20_Link">第1条版本定义<text:tab/>2</text:a></text:p>
          <text:p text:style-name="P90"><text:a xlink:type="simple" xlink:href="#__RefHeading___Toc684_2087217759" text:style-name="Index_20_Link" text:visited-style-name="Index_20_Link">第2条日志<text:tab/>3</text:a></text:p>
          <text:p text:style-name="P90"><text:a xlink:type="simple" xlink:href="#__RefHeading___Toc83_2009966291" text:style-name="Index_20_Link" text:visited-style-name="Index_20_Link">第3条计划功能<text:tab/>5</text:a></text:p>
          <text:p text:style-name="P91"><text:a xlink:type="simple" xlink:href="#__RefHeading___Toc85_2009966291" text:style-name="Index_20_Link" text:visited-style-name="Index_20_Link">节3.1.正式版本目标<text:tab/>5</text:a></text:p>
          <text:p text:style-name="P91"><text:a xlink:type="simple" xlink:href="#__RefHeading___Toc87_2009966291" text:style-name="Index_20_Link" text:visited-style-name="Index_20_Link">节3.2.新增功能目标<text:tab/>5</text:a></text:p>
          <text:p text:style-name="P93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8"> </text:span></text:a><text:a xlink:type="simple" xlink:href="#__RefHeading___Toc1531_99736836" text:style-name="Index_20_Link" text:visited-style-name="Index_20_Link"><text:span text:style-name="T58">Project</text:span></text:a><text:a xlink:type="simple" xlink:href="#__RefHeading___Toc1531_99736836" text:style-name="Index_20_Link" text:visited-style-name="Index_20_Link"><text:tab/>5</text:a></text:p>
          <text:p text:style-name="P93"><text:a xlink:type="simple" xlink:href="#__RefHeading___Toc1725_869083392" text:style-name="Index_20_Link" text:visited-style-name="Index_20_Link">(b)脚本代码<text:tab/>5</text:a></text:p>
          <text:p text:style-name="P91"><text:a xlink:type="simple" xlink:href="#__RefHeading___Toc89_2009966291" text:style-name="Index_20_Link" text:visited-style-name="Index_20_Link">节3.3.修正目标<text:tab/>5</text:a></text:p>
          <text:p text:style-name="P93"><text:a xlink:type="simple" xlink:href="#__RefHeading___Toc1727_869083392" text:style-name="Index_20_Link" text:visited-style-name="Index_20_Link">(a)Unity工程<text:tab/>5</text:a></text:p>
          <text:p text:style-name="P93"><text:a xlink:type="simple" xlink:href="#__RefHeading___Toc1729_869083392" text:style-name="Index_20_Link" text:visited-style-name="Index_20_Link">(b)脚本代码<text:tab/>5</text:a></text:p>
          <text:p text:style-name="P91"><text:a xlink:type="simple" xlink:href="#__RefHeading___Toc91_2009966291" text:style-name="Index_20_Link" text:visited-style-name="Index_20_Link">节3.4.未定义<text:tab/>6</text:a></text:p>
          <text:p text:style-name="P91"><text:a xlink:type="simple" xlink:href="#__RefHeading___Toc1054_81647745" text:style-name="Index_20_Link" text:visited-style-name="Index_20_Link">节3.5.已完成<text:tab/>6</text:a></text:p>
          <text:p text:style-name="P93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8"> </text:span></text:a><text:a xlink:type="simple" xlink:href="#__RefHeading___Toc1533_99736836" text:style-name="Index_20_Link" text:visited-style-name="Index_20_Link"><text:span text:style-name="T58">Project</text:span></text:a><text:a xlink:type="simple" xlink:href="#__RefHeading___Toc1533_99736836" text:style-name="Index_20_Link" text:visited-style-name="Index_20_Link"><text:tab/>6</text:a></text:p>
          <text:p text:style-name="P93"><text:a xlink:type="simple" xlink:href="#__RefHeading___Toc1725_8690833921" text:style-name="Index_20_Link" text:visited-style-name="Index_20_Link">(b)脚本代码<text:tab/>6</text:a></text:p>
          <text:p text:style-name="P92"><text:a xlink:type="simple" xlink:href="#__RefHeading___Toc1056_81647745" text:style-name="Index_20_Link" text:visited-style-name="Index_20_Link"><text:s/>① 功能<text:tab/>6</text:a></text:p>
          <text:p text:style-name="P92"><text:a xlink:type="simple" xlink:href="#__RefHeading___Toc1058_81647745" text:style-name="Index_20_Link" text:visited-style-name="Index_20_Link"><text:s/>② 修正<text:tab/>6</text:a></text:p>
          <text:p text:style-name="P90"><text:a xlink:type="simple" xlink:href="#__RefHeading___Toc893_81647745" text:style-name="Index_20_Link" text:visited-style-name="Index_20_Link">第4条Unity Project<text:tab/>8</text:a></text:p>
          <text:p text:style-name="P93"><text:a xlink:type="simple" xlink:href="#__RefHeading___Toc895_81647745" text:style-name="Index_20_Link" text:visited-style-name="Index_20_Link">(a)正式版本<text:tab/>8</text:a></text:p>
          <text:p text:style-name="P93"><text:a xlink:type="simple" xlink:href="#__RefHeading___Toc113_20099662912223" text:style-name="Index_20_Link" text:visited-style-name="Index_20_Link">(b)新增<text:tab/>8</text:a></text:p>
          <text:p text:style-name="P93"><text:a xlink:type="simple" xlink:href="#__RefHeading___Toc115_20099662912324" text:style-name="Index_20_Link" text:visited-style-name="Index_20_Link">(c)修改<text:tab/>8</text:a></text:p>
          <text:p text:style-name="P90"><text:a xlink:type="simple" xlink:href="#__RefHeading___Toc897_81647745" text:style-name="Index_20_Link" text:visited-style-name="Index_20_Link">第5条脚本代码<text:tab/>9</text:a></text:p>
          <text:p text:style-name="P91"><text:a xlink:type="simple" xlink:href="#__RefHeading___Toc899_81647745" text:style-name="Index_20_Link" text:visited-style-name="Index_20_Link">节5.1.CameraFunctions.cs<text:tab/>9</text:a></text:p>
          <text:p text:style-name="P93"><text:a xlink:type="simple" xlink:href="#__RefHeading___Toc95_2009966291" text:style-name="Index_20_Link" text:visited-style-name="Index_20_Link">(a)正式版本<text:tab/>9</text:a></text:p>
          <text:p text:style-name="P93"><text:a xlink:type="simple" xlink:href="#__RefHeading___Toc97_2009966291" text:style-name="Index_20_Link" text:visited-style-name="Index_20_Link">(b)新增功能<text:tab/>9</text:a></text:p>
          <text:p text:style-name="P93"><text:a xlink:type="simple" xlink:href="#__RefHeading___Toc99_2009966291" text:style-name="Index_20_Link" text:visited-style-name="Index_20_Link">(c)修正<text:tab/>10</text:a></text:p>
          <text:p text:style-name="P91"><text:a xlink:type="simple" xlink:href="#__RefHeading___Toc101_2009966291" text:style-name="Index_20_Link" text:visited-style-name="Index_20_Link">节5.2.Player_Camera_Controller_RTS_RPG.cs<text:tab/>12</text:a></text:p>
          <text:p text:style-name="P93"><text:a xlink:type="simple" xlink:href="#__RefHeading___Toc103_2009966291" text:style-name="Index_20_Link" text:visited-style-name="Index_20_Link">(a)正式版本<text:tab/>12</text:a></text:p>
          <text:p text:style-name="P93"><text:a xlink:type="simple" xlink:href="#__RefHeading___Toc105_2009966291" text:style-name="Index_20_Link" text:visited-style-name="Index_20_Link">(b)新增功能<text:tab/>12</text:a></text:p>
          <text:p text:style-name="P93"><text:a xlink:type="simple" xlink:href="#__RefHeading___Toc107_2009966291" text:style-name="Index_20_Link" text:visited-style-name="Index_20_Link">(c)修正<text:tab/>13</text:a></text:p>
          <text:p text:style-name="P91"><text:a xlink:type="simple" xlink:href="#__RefHeading___Toc109_2009966291" text:style-name="Index_20_Link" text:visited-style-name="Index_20_Link">节5.3.Utils_RTS_Draw.cs<text:tab/>14</text:a></text:p>
          <text:p text:style-name="P93"><text:a xlink:type="simple" xlink:href="#__RefHeading___Toc111_2009966291" text:style-name="Index_20_Link" text:visited-style-name="Index_20_Link">(a)正式版本<text:tab/>14</text:a></text:p>
          <text:p text:style-name="P93"><text:a xlink:type="simple" xlink:href="#__RefHeading___Toc113_2009966291" text:style-name="Index_20_Link" text:visited-style-name="Index_20_Link">(b)新增功能<text:tab/>14</text:a></text:p>
          <text:p text:style-name="P93"><text:a xlink:type="simple" xlink:href="#__RefHeading___Toc115_2009966291" text:style-name="Index_20_Link" text:visited-style-name="Index_20_Link">(c)修正<text:tab/>14</text:a></text:p>
          <text:p text:style-name="P91"><text:a xlink:type="simple" xlink:href="#__RefHeading___Toc901_81647745" text:style-name="Index_20_Link" text:visited-style-name="Index_20_Link">节5.4.Selectable_Unit_Controller.cs<text:tab/>15</text:a></text:p>
          <text:p text:style-name="P93"><text:a xlink:type="simple" xlink:href="#__RefHeading___Toc111_200996629121" text:style-name="Index_20_Link" text:visited-style-name="Index_20_Link">(a)正式版本<text:tab/>15</text:a></text:p>
          <text:p text:style-name="P93"><text:a xlink:type="simple" xlink:href="#__RefHeading___Toc113_200996629122" text:style-name="Index_20_Link" text:visited-style-name="Index_20_Link">(b)新增功能<text:tab/>15</text:a></text:p>
          <text:p text:style-name="P93"><text:a xlink:type="simple" xlink:href="#__RefHeading___Toc115_200996629123" text:style-name="Index_20_Link" text:visited-style-name="Index_20_Link">(c)修正<text:tab/>15</text:a></text:p>
          <text:p text:style-name="P91"><text:a xlink:type="simple" xlink:href="#__RefHeading___Toc1060_81647745" text:style-name="Index_20_Link" text:visited-style-name="Index_20_Link">节5.5. Public_Functions.cs<text:tab/>16</text:a></text:p>
          <text:p text:style-name="P93"><text:a xlink:type="simple" xlink:href="#__RefHeading___Toc111_20099662912130" text:style-name="Index_20_Link" text:visited-style-name="Index_20_Link">(a)正式版本<text:tab/>16</text:a></text:p>
          <text:p text:style-name="P93"><text:a xlink:type="simple" xlink:href="#__RefHeading___Toc113_20099662912231" text:style-name="Index_20_Link" text:visited-style-name="Index_20_Link">(b)新增功能<text:tab/>16</text:a></text:p>
          <text:p text:style-name="P93"><text:a xlink:type="simple" xlink:href="#__RefHeading___Toc115_20099662912332" text:style-name="Index_20_Link" text:visited-style-name="Index_20_Link">(c)修正<text:tab/>16</text:a></text:p>
          <text:p text:style-name="P91"><text:a xlink:type="simple" xlink:href="#__RefHeading___Toc2150_1894085766" text:style-name="Index_20_Link" text:visited-style-name="Index_20_Link">节5.6. (Script Name)<text:tab/>17</text:a></text:p>
          <text:p text:style-name="P93"><text:a xlink:type="simple" xlink:href="#__RefHeading___Toc111_200996629121301" text:style-name="Index_20_Link" text:visited-style-name="Index_20_Link">(a)正式版本<text:tab/>17</text:a></text:p>
          <text:p text:style-name="P93"><text:a xlink:type="simple" xlink:href="#__RefHeading___Toc113_200996629122311" text:style-name="Index_20_Link" text:visited-style-name="Index_20_Link">(b)新增功能<text:tab/>17</text:a></text:p>
          <text:p text:style-name="P93"><text:a xlink:type="simple" xlink:href="#__RefHeading___Toc115_200996629123321" text:style-name="Index_20_Link" text:visited-style-name="Index_20_Link">(c)修正<text:tab/>17</text:a></text:p>
        </text:index-body>
      </text:table-of-content>
      <text:p text:style-name="Standard"/>
      <text:p text:style-name="P1"/>
      <text:h text:style-name="P123" text:outline-level="1"><text:bookmark-start text:name="__RefHeading___Toc107_1048858440"/>版本定义<text:bookmark-end text:name="__RefHeading___Toc107_1048858440"/></text:h>
      <text:p text:style-name="P18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8">0.</text:p>
          </table:table-cell>
          <table:table-cell table:style-name="表格1.A1" office:value-type="string">
            <text:p text:style-name="P18">0<text:span text:style-name="T1">.</text:span></text:p>
          </table:table-cell>
          <table:table-cell table:style-name="表格1.C1" office:value-type="string">
            <text:p text:style-name="P18">0</text:p>
          </table:table-cell>
        </table:table-row>
        <table:table-row>
          <table:table-cell table:style-name="表格1.A2" office:value-type="string">
            <text:p text:style-name="P18">正式版本</text:p>
          </table:table-cell>
          <table:table-cell table:style-name="表格1.A2" office:value-type="string">
            <text:p text:style-name="P18">新功能</text:p>
          </table:table-cell>
          <table:table-cell table:style-name="表格1.C2" office:value-type="string">
            <text:p text:style-name="P18">修改功能块、修正bug</text:p>
          </table:table-cell>
        </table:table-row>
      </table:table>
      <text:p text:style-name="P18"/>
      <text:p text:style-name="P18">涉及修改已存运行正常代码时需另立版本</text:p>
      <text:p text:style-name="P18"/>
      <text:h text:style-name="P123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1">正在更新备忘</text:p>
          </table:table-cell>
          <table:covered-table-cell/>
        </table:table-row>
        <table:table-row>
          <table:table-cell table:style-name="表格11.A2" office:value-type="string">
            <text:p text:style-name="P89"><text:span text:style-name="T62">Unity </text:span><text:span text:style-name="T15">Project</text:span></text:p>
          </table:table-cell>
          <table:table-cell table:style-name="表格11.B2" office:value-type="string">
            <text:list xml:id="list3999683124866677746" text:style-name="L1">
              <text:list-item>
                <text:p text:style-name="P166"/>
              </text:list-item>
            </text:list>
          </table:table-cell>
        </table:table-row>
        <table:table-row>
          <table:table-cell table:style-name="表格11.A2" office:value-type="string">
            <text:p text:style-name="P89">脚本</text:p>
          </table:table-cell>
          <table:table-cell table:style-name="表格11.B2" office:value-type="string">
            <text:list xml:id="list161394153420574413" text:style-name="L2">
              <text:list-item>
                <text:p text:style-name="P167"/>
              </text:list-item>
            </text:list>
          </table:table-cell>
        </table:table-row>
      </table:table>
      <text:p text:style-name="P22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2">更新日期</text:p>
          </table:table-cell>
          <table:table-cell table:style-name="表格13.B1" office:value-type="string">
            <text:p text:style-name="P42">更新内容</text:p>
          </table:table-cell>
        </table:table-row>
        <table:table-row>
          <table:table-cell table:style-name="表格13.A2" office:value-type="string">
            <text:p text:style-name="P68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8781844156289715503" text:style-name="L3">
              <text:list-item>
                <text:p text:style-name="P202">CameraFunctions.cs</text:p>
                <text:list>
                  <text:list-item>
                    <text:p text:style-name="P170">0.2a00.0</text:p>
                  </text:list-item>
                  <text:list-item>
                    <text:p text:style-name="P170">0.0.2b00</text:p>
                  </text:list-item>
                </text:list>
              </text:list-item>
              <text:list-item>
                <text:p text:style-name="P202">Player_Camera_Controller_RTS_RPG.<text:span text:style-name="T6">cs</text:span></text:p>
                <text:list>
                  <text:list-item>
                    <text:p text:style-name="P170">0.1a00.0</text:p>
                  </text:list-item>
                  <text:list-item>
                    <text:p text:style-name="P170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8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6738108966887477809" text:style-name="L4">
              <text:list-item>
                <text:p text:style-name="P203">CameraFunctions.cs</text:p>
                <text:list>
                  <text:list-item>
                    <text:p text:style-name="P115"><text:span text:style-name="T5">0.3a0</text:span>0<text:span text:style-name="T5">.0</text:span></text:p>
                  </text:list-item>
                </text:list>
              </text:list-item>
              <text:list-item>
                <text:p text:style-name="P187">Player_Camera_Controller_RTS_RPG.<text:span text:style-name="T6">cs</text:span></text:p>
                <text:list>
                  <text:list-item>
                    <text:p text:style-name="P127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194538911208677" text:continue-numbering="true" text:style-name="L4">
              <text:list-item>
                <text:p text:style-name="P204">Player_Camera_Controller_RTS_RPG.<text:span text:style-name="T6">cs</text:span></text:p>
                <text:list>
                  <text:list-item>
                    <text:p text:style-name="P128">0.2a01.0</text:p>
                  </text:list-item>
                </text:list>
              </text:list-item>
              <text:list-item>
                <text:p text:style-name="P129">Selectable_Unit_Controller.cs</text:p>
                <text:list>
                  <text:list-item>
                    <text:p text:style-name="P130">0.1a00.0</text:p>
                  </text:list-item>
                </text:list>
              </text:list-item>
              <text:list-item>
                <text:p text:style-name="P129">Utils_RTS_Draw.cs</text:p>
                <text:list>
                  <text:list-item>
                    <text:p text:style-name="P131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6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194539690186193" text:continue-numbering="true" text:style-name="L4">
              <text:list-item>
                <text:p text:style-name="P205">Player_Camera_Controller_RTS_RPG.<text:span text:style-name="T57">cs</text:span></text:p>
                <text:list>
                  <text:list-item>
                    <text:p text:style-name="P138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194539545639805" text:continue-numbering="true" text:style-name="L4">
              <text:list-item>
                <text:p text:style-name="P208">Unity Project</text:p>
                <text:list>
                  <text:list-item>
                    <text:p text:style-name="P171">0.1a00.0</text:p>
                  </text:list-item>
                </text:list>
              </text:list-item>
              <text:list-item>
                <text:p text:style-name="P209">CameraFunctions.cs</text:p>
                <text:list>
                  <text:list-item>
                    <text:p text:style-name="P139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194540462067282" text:continue-numbering="true" text:style-name="L4">
              <text:list-item>
                <text:p text:style-name="P210">Unity Project</text:p>
                <text:list>
                  <text:list-item>
                    <text:p text:style-name="P172">0.2a00.1b00</text:p>
                  </text:list-item>
                </text:list>
              </text:list-item>
              <text:list-item>
                <text:p text:style-name="P206">Player_Camera_Controller_RTS_RPG.<text:span text:style-name="T57">cs</text:span></text:p>
                <text:list>
                  <text:list-item>
                    <text:p text:style-name="P172"><text:soft-page-break/>0.4a00.0</text:p>
                  </text:list-item>
                </text:list>
              </text:list-item>
              <text:list-item>
                <text:p text:style-name="P206">CameraFunctions.cs</text:p>
                <text:list>
                  <text:list-item>
                    <text:p text:style-name="P172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3"><text:date style:data-style-name="N76" text:date-value="2017-02-24T13:57:42.525000306" text:fixed="true" text:date-adjust="-PT96H00M00S">2017年2月20日</text:date></text:p>
          </table:table-cell>
          <table:table-cell table:style-name="表格13.B2" office:value-type="string">
            <text:list xml:id="list194538786298363" text:continue-numbering="true" text:style-name="L4">
              <text:list-item>
                <text:p text:style-name="P212">更改了版本定义</text:p>
              </text:list-item>
              <text:list-item>
                <text:p text:style-name="P174">完成了新的RPG控制方式</text:p>
              </text:list-item>
              <text:list-item>
                <text:p text:style-name="P211">Unity Project</text:p>
                <text:list>
                  <text:list-item>
                    <text:p text:style-name="P173">0.3.0</text:p>
                  </text:list-item>
                </text:list>
              </text:list-item>
              <text:list-item>
                <text:p text:style-name="P207">Player_Camera_Controller_RTS_RPG.<text:span text:style-name="T57">cs</text:span></text:p>
                <text:list>
                  <text:list-item>
                    <text:p text:style-name="P173">0.5.0</text:p>
                  </text:list-item>
                </text:list>
              </text:list-item>
              <text:list-item>
                <text:p text:style-name="P175">CameraFunctions.cs</text:p>
                <text:list>
                  <text:list-item>
                    <text:p text:style-name="P175">0.5.4</text:p>
                  </text:list-item>
                </text:list>
              </text:list-item>
              <text:list-item>
                <text:p text:style-name="P175">Public_<text:span text:style-name="T80">Function.cs</text:span></text:p>
                <text:list>
                  <text:list-item>
                    <text:p text:style-name="P176">0.<text:span text:style-name="T81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24T13:57:57.364000235" text:fixed="true" text:date-adjust="-PT24H00M00S">2017年2月23日</text:date></text:p>
          </table:table-cell>
          <table:table-cell table:style-name="表格13.B2" office:value-type="string">
            <text:list xml:id="list194538840878284" text:continue-numbering="true" text:style-name="L4">
              <text:list-item>
                <text:p text:style-name="P168">增加了RTS模式下的鼠标点击寻路功能</text:p>
              </text:list-item>
              <text:list-item>
                <text:p text:style-name="P125">Unity Project</text:p>
                <text:list>
                  <text:list-item>
                    <text:p text:style-name="P125">0.4.2</text:p>
                  </text:list-item>
                </text:list>
              </text:list-item>
              <text:list-item>
                <text:p text:style-name="P168">Player_Camera_Controller_RTS_RPG.<text:span text:style-name="T57">cs</text:span></text:p>
                <text:list>
                  <text:list-item>
                    <text:p text:style-name="P125">0.0.3</text:p>
                  </text:list-item>
                </text:list>
              </text:list-item>
              <text:list-item>
                <text:p text:style-name="P125">CameraFunctions.cs</text:p>
                <text:list>
                  <text:list-item>
                    <text:p text:style-name="P125">0.0.5</text:p>
                  </text:list-item>
                </text:list>
              </text:list-item>
              <text:list-item>
                <text:p text:style-name="P125">Public_<text:span text:style-name="T80">Function.cs</text:span></text:p>
                <text:list>
                  <text:list-item>
                    <text:p text:style-name="P125">0.<text:span text:style-name="T81">2</text:span>.0</text:p>
                  </text:list-item>
                </text:list>
              </text:list-item>
              <text:list-item>
                <text:p text:style-name="P168">Selectable_Unit_Controller.cs</text:p>
                <text:list>
                  <text:list-item>
                    <text:p text:style-name="P152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B2" office:value-type="string">
            <text:list xml:id="list194540444677579" text:continue-numbering="true" text:style-name="L4">
              <text:list-item>
                <text:p text:style-name="P168">AIPath_For_Rigidbody_From_AstarPathfindingProject.cs</text:p>
                <text:list>
                  <text:list-item>
                    <text:p text:style-name="P126">0.1.0</text:p>
                  </text:list-item>
                </text:list>
              </text:list-item>
              <text:list-item>
                <text:p text:style-name="P126">Selectable_Unit_Controller.cs</text:p>
                <text:list>
                  <text:list-item>
                    <text:p text:style-name="P153">0.3.0</text:p>
                  </text:list-item>
                </text:list>
              </text:list-item>
              <text:list-item>
                <text:p text:style-name="P169">Player_Camera_Controller_RTS_RPG.<text:span text:style-name="T57">cs</text:span></text:p>
                <text:list>
                  <text:list-item>
                    <text:p text:style-name="P154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25T19:45:38.565000076">2017年2月25日</text:date></text:p>
          </table:table-cell>
          <table:table-cell table:style-name="表格13.B2" office:value-type="string">
            <text:list xml:id="list194540700715337" text:continue-numbering="true" text:style-name="L4">
              <text:list-item>
                <text:p text:style-name="P203"/>
              </text:list-item>
            </text:list>
          </table:table-cell>
        </table:table-row>
      </table:table>
      <text:p text:style-name="P5"/>
      <text:h text:style-name="P123" text:outline-level="1"><text:bookmark-start text:name="__RefHeading___Toc83_2009966291"/><text:span text:style-name="T1">计划</text:span>功能<text:bookmark-end text:name="__RefHeading___Toc83_2009966291"/></text:h>
      <text:p text:style-name="P21"/>
      <text:h text:style-name="P94" text:outline-level="2"><text:bookmark-start text:name="__RefHeading___Toc85_2009966291"/>正式版本目标<text:bookmark-end text:name="__RefHeading___Toc85_2009966291"/></text:h>
      <text:list xml:id="list6730857145213657796" text:style-name="L5">
        <text:list-item>
          <text:p text:style-name="P188"/>
        </text:list-item>
      </text:list>
      <text:h text:style-name="P95" text:outline-level="2"><text:bookmark-start text:name="__RefHeading___Toc87_2009966291"/>新增功能目标<text:bookmark-end text:name="__RefHeading___Toc87_2009966291"/></text:h>
      <text:h text:style-name="P102" text:outline-level="3"><text:bookmark-start text:name="__RefHeading___Toc1531_99736836"/>Unity<text:span text:style-name="T58"> </text:span><text:span text:style-name="T60">Project</text:span><text:bookmark-end text:name="__RefHeading___Toc1531_99736836"/></text:h>
      <text:list xml:id="list8771175492046577813" text:style-name="L6">
        <text:list-item>
          <text:p text:style-name="P177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633588074133883236" text:style-name="L7">
        <text:list-item>
          <text:p text:style-name="P189"><text:span text:style-name="T10">区分</text:span><text:span text:style-name="T11">RTS最低相机距离，更改距离同时旋转X轴角度，更低距离为RPG视角必须选择适当物体（例如玩家角色）后进入。</text:span></text:p>
        </text:list-item>
        <text:list-item>
          <text:p text:style-name="P179">如果相机距离进入<text:span text:style-name="T50">rpg距离则</text:span>重新锁定镜头，释放最低旋转角度限制。</text:p>
        </text:list-item>
        <text:list-item>
          <text:p text:style-name="P180">鼠标点击移动玩家。</text:p>
        </text:list-item>
        <text:list-item>
          <text:p text:style-name="P180">单击，区域选择使用布尔值变量做成选择性开启</text:p>
        </text:list-item>
        <text:list-item>
          <text:p text:style-name="P190"/>
        </text:list-item>
      </text:list>
      <text:h text:style-name="P95" text:outline-level="2"><text:bookmark-start text:name="__RefHeading___Toc89_2009966291"/>修正目标<text:bookmark-end text:name="__RefHeading___Toc89_2009966291"/></text:h>
      <text:h text:style-name="P103" text:outline-level="3"><text:bookmark-start text:name="__RefHeading___Toc1727_869083392"/>Unity工程<text:bookmark-end text:name="__RefHeading___Toc1727_869083392"/></text:h>
      <text:list xml:id="list646326482346239732" text:style-name="L8">
        <text:list-item>
          <text:p text:style-name="P191"/>
        </text:list-item>
      </text:list>
      <text:h text:style-name="P104" text:outline-level="3"><text:bookmark-start text:name="__RefHeading___Toc1729_869083392"/>脚本代码<text:bookmark-end text:name="__RefHeading___Toc1729_869083392"/></text:h>
      <text:list xml:id="list4342245708997175045" text:style-name="L9">
        <text:list-item>
          <text:p text:style-name="P183">RTS视角鼠标滚轮控制远近同时控制x轴旋转</text:p>
        </text:list-item>
        <text:list-item>
          <text:p text:style-name="P192"><text:span text:style-name="T10">RTS控制方式，物体底部的圆形投影无法正常显示，可能是因为</text:span><text:span text:style-name="T16">shader不正确</text:span></text:p>
        </text:list-item>
        <text:list-item>
          <text:p text:style-name="P184"><text:soft-page-break/>BUG： ray碰撞忽略玩家 (高度offset为0旋转玩家造成相机乱动)</text:p>
          <text:list>
            <text:list-item>
              <text:p text:style-name="P193">修正方式：将玩家的<text:span text:style-name="T55">Layer</text:span>设置为<text:span text:style-name="T55">Ignore Raycast，但这样会造成射向玩家物体的射线无效</text:span></text:p>
            </text:list-item>
          </text:list>
        </text:list-item>
        <text:list-item>
          <text:p text:style-name="P194">人物旋转时，人物与镜头有抖动</text:p>
          <text:list>
            <text:list-item>
              <text:p text:style-name="P194">尝试将<text:span text:style-name="T64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94">相机以及中心点固定的情况下只旋转人物时，相机无抖动，人物有抖动。这样可以断定键盘控制旋转角度的脚本需要更改。</text:p>
            </text:list-item>
            <text:list-item>
              <text:p text:style-name="P197">抖动恐怕是因为<text:tab/>速度<text:span text:style-name="T74"> * Time.deltaTime<text:tab/></text:span>的原因</text:p>
            </text:list-item>
          </text:list>
        </text:list-item>
        <text:list-item>
          <text:p text:style-name="P198"><text:span text:style-name="T76">BUG：</text:span>RPG控制方式转换为RTS时camera center的Y值不能保持，意即RPG镜头转换到RTS镜头后镜头Y轴角度不能保持与RPG时一致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1045000864569803481" text:style-name="L10">
        <text:list-item>
          <text:p text:style-name="P201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06" text:outline-level="3"><text:bookmark-start text:name="__RefHeading___Toc1533_99736836"/>Unity<text:span text:style-name="T58"> </text:span><text:span text:style-name="T59">Project</text:span><text:bookmark-end text:name="__RefHeading___Toc1533_99736836"/></text:h>
      <text:list xml:id="list194539666389443" text:continue-list="list8771175492046577813" text:style-name="L6">
        <text:list-item>
          <text:p text:style-name="P178"/>
        </text:list-item>
      </text:list>
      <text:h text:style-name="P106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194540673480282" text:continue-list="list633588074133883236" text:style-name="L7">
        <text:list-item>
          <text:p text:style-name="P181"><text:span text:style-name="T61">RPG模式下由</text:span>鼠标自由控制镜头，人物前进方向由镜头方向决定</text:p>
        </text:list-item>
        <text:list-item>
          <text:p text:style-name="P182">鼠标中<text:span text:style-name="T75">建时隐藏并锁</text:span>定鼠标位置，同时取消鼠标在屏幕边缘控制判定</text:p>
        </text:list-item>
      </text:list>
      <text:list xml:id="list2149024129775623739" text:style-name="L11">
        <text:list-item>
          <text:p text:style-name="P185"><text:span text:style-name="T53">RTS风格</text:span>鼠标区域选择单位</text:p>
        </text:list-item>
        <text:list-item>
          <text:p text:style-name="P186">增加<text:span text:style-name="T85">A*Pathfinding Project Assest作为鼠标点击的路径查询</text:span>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1032218548967297450" text:style-name="L12">
        <text:list-item>
          <text:p text:style-name="P199"><text:span text:style-name="T54">BUG：</text:span>鼠标单击会同时选中多个靠近的物体，猜测是因为使用<text:span text:style-name="T56">Collider.bounds的</text:span><text:soft-page-break/><text:span text:style-name="T56">IntersectRay检测方式，当两个Collider靠的太近时ray会穿越多个而造成多选。</text:span></text:p>
          <text:list>
            <text:list-item>
              <text:p text:style-name="P199">纯粹的<text:span text:style-name="T56">ray</text:span>改为使用<text:span text:style-name="T56">Raycast并采用Collider.bounds.Contains检测。有改善但依然会有多选问题</text:span></text:p>
            </text:list-item>
          </text:list>
        </text:list-item>
        <text:list-item>
          <text:p text:style-name="P196">自动使相机与障碍物齐高的AutoHight ( ) 功能无法正常使用，需更新更好的方法</text:p>
          <text:list>
            <text:list-item>
              <text:p text:style-name="P200">AutoHight ( ) 改为由中心点向下射出射线检测物体高度然后修正自身高度</text:p>
            </text:list-item>
          </text:list>
        </text:list-item>
      </text:list>
      <text:list xml:id="list194539387720187" text:continue-list="list4342245708997175045" text:style-name="L9">
        <text:list-item>
          <text:p text:style-name="P195">只有RPG视角能控制x轴下降至负角度RTS只能到0度</text:p>
        </text:list-item>
      </text:list>
      <text:p text:style-name="P24"/>
      <text:h text:style-name="P123" text:outline-level="1"><text:bookmark-start text:name="__RefHeading___Toc893_81647745"/><text:span text:style-name="T9">Unity</text:span><text:span text:style-name="T14"> Project</text:span><text:bookmark-end text:name="__RefHeading___Toc893_81647745"/></text:h>
      <text:h text:style-name="P107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27">描述</text:p>
          </table:table-cell>
          <table:table-cell table:style-name="表格16.A1" office:value-type="string">
            <text:p text:style-name="P27">版本</text:p>
          </table:table-cell>
          <table:table-cell table:style-name="表格16.C1" office:value-type="string">
            <text:p text:style-name="P27">内容</text:p>
          </table:table-cell>
        </table:table-row>
        <table:table-row>
          <table:table-cell table:style-name="表格16.A2" table:number-rows-spanned="2" office:value-type="string">
            <text:p text:style-name="P73"/>
          </table:table-cell>
          <table:table-cell table:style-name="表格16.A2" office:value-type="string">
            <text:p text:style-name="P73"/>
          </table:table-cell>
          <table:table-cell table:style-name="表格16.C2" office:value-type="string">
            <text:p text:style-name="P73"/>
          </table:table-cell>
        </table:table-row>
        <table:table-row>
          <table:covered-table-cell/>
          <table:table-cell table:style-name="表格16.A2" office:value-type="string">
            <text:p text:style-name="P73"/>
          </table:table-cell>
          <table:table-cell table:style-name="表格16.C2" office:value-type="string">
            <text:p text:style-name="P73"/>
          </table:table-cell>
        </table:table-row>
      </table:table>
      <text:p text:style-name="P15"/>
      <text:h text:style-name="P107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27">描述</text:p>
          </table:table-cell>
          <table:table-cell table:style-name="表格17.A1" office:value-type="string">
            <text:p text:style-name="P27">版本</text:p>
          </table:table-cell>
          <table:table-cell table:style-name="表格17.C1" office:value-type="string">
            <text:p text:style-name="P27">内容</text:p>
          </table:table-cell>
        </table:table-row>
        <table:table-row>
          <table:table-cell table:style-name="表格17.A2" office:value-type="string">
            <text:p text:style-name="P54"/>
          </table:table-cell>
          <table:table-cell table:style-name="表格17.A2" office:value-type="string">
            <text:p text:style-name="P73">0.1a00.0</text:p>
          </table:table-cell>
          <table:table-cell table:style-name="表格17.C2" office:value-type="string">
            <text:list xml:id="list3390695312593650839" text:style-name="L13">
              <text:list-item>
                <text:p text:style-name="P155"><text:span text:style-name="T12">将</text:span><text:span text:style-name="T13">cube的名称按照各自长宽高重新命名</text:span></text:p>
              </text:list-item>
              <text:list-item>
                <text:p text:style-name="P140">增加两个方块用于检测自动高度校准代码</text:p>
              </text:list-item>
              <text:list-item>
                <text:p text:style-name="P140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54"/>
          </table:table-cell>
          <table:table-cell table:style-name="表格17.A2" office:value-type="string">
            <text:p text:style-name="P80">0.<text:span text:style-name="T1">2</text:span>a00.0</text:p>
          </table:table-cell>
          <table:table-cell table:style-name="表格17.C2" office:value-type="string">
            <text:list xml:id="list194540343496220" text:continue-numbering="true" text:style-name="L13">
              <text:list-item>
                <text:p text:style-name="P141">在<text:span text:style-name="T72">Script文件夹下</text:span>增加了<text:span text:style-name="T72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4"/>
          </table:table-cell>
          <table:table-cell table:style-name="表格17.A2" office:value-type="string">
            <text:p text:style-name="P60">0.3</text:p>
          </table:table-cell>
          <table:table-cell table:style-name="表格17.C2" office:value-type="string">
            <text:list xml:id="list194539218424719" text:continue-numbering="true" text:style-name="L13">
              <text:list-item>
                <text:p text:style-name="P142">删除了<text:span text:style-name="T77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4"/>
          </table:table-cell>
          <table:table-cell table:style-name="表格17.A2" office:value-type="string">
            <text:p text:style-name="P66">0.4</text:p>
          </table:table-cell>
          <table:table-cell table:style-name="表格17.C2" office:value-type="string">
            <text:list xml:id="list194540058426419" text:continue-numbering="true" text:style-name="L13">
              <text:list-item>
                <text:p text:style-name="P142">增加<text:span text:style-name="T82">A*PathFinding Project</text:span></text:p>
              </text:list-item>
            </text:list>
          </table:table-cell>
        </table:table-row>
      </table:table>
      <text:p text:style-name="P15"/>
      <text:h text:style-name="P105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27">描述</text:p>
          </table:table-cell>
          <table:table-cell table:style-name="表格18.A1" office:value-type="string">
            <text:p text:style-name="P27">版本</text:p>
          </table:table-cell>
          <table:table-cell table:style-name="表格18.C1" office:value-type="string">
            <text:p text:style-name="P27">内容</text:p>
          </table:table-cell>
        </table:table-row>
        <table:table-row>
          <table:table-cell table:style-name="表格18.A2" office:value-type="string">
            <text:p text:style-name="P73"/>
          </table:table-cell>
          <table:table-cell table:style-name="表格18.A2" office:value-type="string">
            <text:p text:style-name="P73">0.0.<text:span text:style-name="T29">1b00</text:span></text:p>
          </table:table-cell>
          <table:table-cell table:style-name="表格18.C2" office:value-type="string">
            <text:list xml:id="list1732819226834255471" text:style-name="L14">
              <text:list-item>
                <text:p text:style-name="P156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56"><text:span text:style-name="T1">将</text:span><text:span text:style-name="T25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77">0.0.<text:span text:style-name="T21">2</text:span></text:p>
          </table:table-cell>
          <table:table-cell table:style-name="表格18.C2" office:value-type="string">
            <text:list xml:id="list7753109200726738282" text:style-name="L15">
              <text:list-item>
                <text:p text:style-name="P143">修改<text:span text:style-name="T82">RTS选择物体的projector所使用的shader为glitchersgames的ProjectorCircle.shader</text:span></text:p>
              </text:list-item>
            </text:list>
          </table:table-cell>
        </table:table-row>
      </table:table>
      <text:p text:style-name="P15"/>
      <text:p text:style-name="P15"/>
      <text:h text:style-name="P124" text:outline-level="1"><text:bookmark-start text:name="__RefHeading___Toc897_81647745"/>脚本代码<text:bookmark-end text:name="__RefHeading___Toc897_81647745"/></text:h>
      <text:h text:style-name="P96" text:outline-level="2" text:restart-numbering="true" text:start-value="-1"><text:bookmark-start text:name="__RefHeading___Toc899_81647745"/>CameraFunctions.cs<text:bookmark-end text:name="__RefHeading___Toc899_81647745"/></text:h>
      <text:p text:style-name="P19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25">描述</text:p>
          </table:table-cell>
          <table:table-cell table:style-name="表格7.A1" office:value-type="string">
            <text:p text:style-name="P25">版本</text:p>
          </table:table-cell>
          <table:table-cell table:style-name="表格7.C1" office:value-type="string">
            <text:p text:style-name="P25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08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2">描述</text:p>
          </table:table-cell>
          <table:table-cell table:style-name="表格2.A1" office:value-type="string">
            <text:p text:style-name="P32">版本</text:p>
          </table:table-cell>
          <table:table-cell table:style-name="表格2.C1" office:value-type="string">
            <text:p text:style-name="P32">内容</text:p>
          </table:table-cell>
        </table:table-row>
        <table:table-row>
          <table:table-cell table:style-name="表格2.A2" table:number-rows-spanned="6" office:value-type="string">
            <text:p text:style-name="P30">镜头脱离玩家后俯视地图</text:p>
          </table:table-cell>
          <table:table-cell table:style-name="表格2.A2" office:value-type="string">
            <text:p text:style-name="P30">0.1.0</text:p>
          </table:table-cell>
          <table:table-cell table:style-name="表格2.C2" office:value-type="string">
            <text:p text:style-name="P30"/>
          </table:table-cell>
        </table:table-row>
        <table:table-row>
          <table:covered-table-cell/>
          <table:table-cell table:style-name="表格2.A2" office:value-type="string">
            <text:p text:style-name="P30">0.1a01.0</text:p>
          </table:table-cell>
          <table:table-cell table:style-name="表格2.C2" office:value-type="string">
            <text:p text:style-name="P30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0">0.1a02.0</text:p>
          </table:table-cell>
          <table:table-cell table:style-name="表格2.C2" office:value-type="string">
            <text:p text:style-name="P30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0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0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0">0.1a03.0</text:p>
          </table:table-cell>
          <table:table-cell table:style-name="表格2.C7" office:value-type="string">
            <text:p text:style-name="P30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0">鼠标指向屏幕边缘控制镜头中心旋转</text:p>
          </table:table-cell>
          <table:table-cell table:style-name="表格2.B9" table:number-rows-spanned="2" office:value-type="string">
            <text:p text:style-name="P30">0.2a00.0</text:p>
          </table:table-cell>
          <table:table-cell table:style-name="表格2.C8" office:value-type="string">
            <text:p text:style-name="P30">增加功能块<text:span text:style-name="T1">：</text:span></text:p>
            <text:p text:style-name="P30"><text:span text:style-name="T35">MousPos </text:span><text:span text:style-name="T44">( ) </text:span><text:span text:style-name="T33">用于读取鼠标当前处于屏幕的位置</text:span></text:p>
            <text:p text:style-name="P30"><text:span text:style-name="T35">Edge_Move_Control </text:span><text:span text:style-name="T44">( ) </text:span><text:span text:style-name="T33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0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34">增加功能块：</text:p>
            <text:p text:style-name="P34">RayCamCent ( ) 从相机向中心点发射ray并返回距离</text:p>
            <text:p text:style-name="P34">RayCentCam ( ) 从中心点向相机发射ray并返回距离</text:p>
            <text:p text:style-name="P34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34">修改功能，不检测相机到中心点是否有障碍。</text:p>
            <text:p text:style-name="P34">改为由中心点向下射出<text:span text:style-name="T63">ray检测地面高度并自动调</text:span><text:soft-page-break/><text:span text:style-name="T63">整高度</text:span></text:p>
          </table:table-cell>
        </table:table-row>
        <table:table-row>
          <table:table-cell table:style-name="表格2.A17" table:number-rows-spanned="6" office:value-type="string">
            <text:list xml:id="list7666238838628788446" text:style-name="L16">
              <text:list-item>
                <text:p text:style-name="P116">镜头控制增加flag，控制与选择鼠标接近屏幕边缘后的卷动开启与否</text:p>
              </text:list-item>
              <text:list-item>
                <text:p text:style-name="P119"><text:span text:style-name="T20">RPG模式下</text:span><text:span text:style-name="T19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34">增加以下<text:span text:style-name="T65">flag</text:span></text:p>
            <text:list xml:id="list7476925710168762627" text:style-name="L17">
              <text:list-item>
                <text:p text:style-name="P132"><text:span text:style-name="T66">RPG_Mid_Mous_Rote_Cam</text:span> </text:p>
              </text:list-item>
              <text:list-item>
                <text:p text:style-name="P132"><text:span text:style-name="T66">RPG_Dir_Rote_Cam</text:span> </text:p>
              </text:list-item>
              <text:list-item>
                <text:p text:style-name="P132"><text:span text:style-name="T66">RPG_Edge_Rote_Cam</text:span> </text:p>
              </text:list-item>
              <text:list-item>
                <text:p text:style-name="P157"><text:span text:style-name="T68">RTS_Mid_Mous_Rote_Cam</text:span><text:span text:style-name="T47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78"><text:span text:style-name="T49">增加</text:span><text:span text:style-name="T66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36">增加功能块</text:p>
            <text:list xml:id="list2331601407630679185" text:style-name="L18">
              <text:list-item>
                <text:p text:style-name="P158"><text:span text:style-name="T69">Get_Mous_Axis</text:span><text:span text:style-name="T48"> </text:span></text:p>
              </text:list-item>
              <text:list-item>
                <text:p text:style-name="P158"><text:span text:style-name="T66">Mous_Turn_Cam_Control</text:span> </text:p>
              </text:list-item>
            </text:list>
            <text:p text:style-name="P55">修改功能块名称</text:p>
            <text:list xml:id="list1872260802479734704" text:style-name="L19">
              <text:list-item>
                <text:p text:style-name="P159"><text:span text:style-name="T66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9"><text:span text:style-name="T1">修改</text:span><text:span text:style-name="T22">flag名称</text:span><text:span text:style-name="T71">RTS_Plan_View_Flag</text:span> <text:s/><text:span text:style-name="T1">为</text:span><text:span text:style-name="T67">RTS_Plan_Fir_View_Flag</text:span><text:span text:style-name="T1"> </text:span></text:p>
            <text:p text:style-name="P58">增加</text:p>
            <text:p text:style-name="P79"><text:span text:style-name="T67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9"><text:span text:style-name="T1">增加了</text:span><text:span text:style-name="T66">followTurnning</text:span> <text:span text:style-name="T1">开关</text:span><text:span text:style-name="T23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1"><text:span text:style-name="T1">分离了功能块到Public_</text:span><text:span text:style-name="T24">Functions.cs</text:span></text:p>
            <text:list xml:id="list4146827587106570097" text:style-name="L20">
              <text:list-item>
                <text:p text:style-name="P160"><text:span text:style-name="T66">SMO_ANG</text:span> </text:p>
              </text:list-item>
              <text:list-item>
                <text:p text:style-name="P160"><text:span text:style-name="T66">SMO_VAL</text:span> </text:p>
              </text:list-item>
              <text:list-item>
                <text:p text:style-name="P160"><text:span text:style-name="T66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63">增加<text:span text:style-name="T78">flag</text:span></text:p>
            <text:list xml:id="list1358442057683910742" text:style-name="L21">
              <text:list-item>
                <text:p text:style-name="P144"><text:span text:style-name="T66">RPG_Complet_Cam_Follow</text:span> </text:p>
              </text:list-item>
              <text:list-item>
                <text:p text:style-name="P144"><text:span text:style-name="T66">RPG_Classic_Cam_Follow</text:span> </text:p>
              </text:list-item>
              <text:list-item>
                <text:p text:style-name="P144"><text:span text:style-name="T66">RTS_Complet_Cam_Follow</text:span> </text:p>
              </text:list-item>
            </text:list>
            <text:p text:style-name="P64">现在可以选择<text:span text:style-name="T79">RPG和RTS模式下</text:span>相机跟随时的表现方式</text:p>
            <text:list xml:id="list283115865941656448" text:style-name="L22">
              <text:list-item>
                <text:p text:style-name="P162"><text:span text:style-name="T70">RPG_Dir_Rote_Cam</text:span><text:span text:style-name="T26"> </text:span></text:p>
              </text:list-item>
            </text:list>
            <text:p text:style-name="P84"><text:span text:style-name="T26">R</text:span><text:span text:style-name="T1">PG模式下增加相机直接跟随鼠标方式</text:span></text:p>
          </table:table-cell>
        </table:table-row>
      </table:table>
      <text:p text:style-name="P20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2">描述</text:p>
          </table:table-cell>
          <table:table-cell table:style-name="表格3.A1" office:value-type="string">
            <text:p text:style-name="P32">版本</text:p>
          </table:table-cell>
          <table:table-cell table:style-name="表格3.C1" office:value-type="string">
            <text:p text:style-name="P32">内容</text:p>
          </table:table-cell>
        </table:table-row>
        <table:table-row>
          <table:table-cell table:style-name="表格3.A2" table:number-rows-spanned="4" office:value-type="string">
            <text:p text:style-name="P30">简化smooth offset<text:span text:style-name="T1">代码改为功能块</text:span></text:p>
            <text:p text:style-name="P30"/>
          </table:table-cell>
          <table:table-cell table:style-name="表格3.A2" office:value-type="string">
            <text:p text:style-name="P30">0.0.1</text:p>
          </table:table-cell>
          <table:table-cell table:style-name="表格3.C2" office:value-type="string">
            <text:p text:style-name="P30"/>
          </table:table-cell>
        </table:table-row>
        <table:table-row>
          <table:covered-table-cell/>
          <table:table-cell table:style-name="表格3.A2" office:value-type="string">
            <text:p text:style-name="P30">0.0.1b01</text:p>
          </table:table-cell>
          <table:table-cell table:style-name="表格3.C2" office:value-type="string">
            <text:p text:style-name="P39">增加功能块<text:span text:style-name="T1">：</text:span></text:p>
            <text:p text:style-name="P39"><text:span text:style-name="T35">SMO_ANG </text:span><text:span text:style-name="T40">( )</text:span></text:p>
            <text:p text:style-name="P39"><text:span text:style-name="T35">SMO_VAL </text:span><text:span text:style-name="T41">( )</text:span></text:p>
            <text:p text:style-name="P30"><text:span text:style-name="T3">需要</text:span><text:span text:style-name="T42">SMO_VAL_OFFSET </text:span><text:span text:style-name="T41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0"/>
            <text:p text:style-name="P30">0.0.1b02</text:p>
          </table:table-cell>
          <table:table-cell table:style-name="表格3.C2" office:value-type="string">
            <text:p text:style-name="P30"><text:span text:style-name="T1">更改</text:span><text:span text:style-name="T38">SMO_VAL_OFFSET </text:span><text:span text:style-name="T40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0">鼠标滚轮独立功能块增加平滑</text:p>
          </table:table-cell>
          <table:table-cell table:style-name="表格3.A2" table:number-rows-spanned="3" office:value-type="string">
            <text:p text:style-name="P30">0.0.2b00</text:p>
          </table:table-cell>
          <table:table-cell table:style-name="表格3.C2" office:value-type="string">
            <text:p text:style-name="P39"><text:span text:style-name="T34">增加功能</text:span><text:span text:style-name="T8">块：</text:span></text:p>
            <text:p text:style-name="P39"><text:span text:style-name="T36">SMO_MousTrack </text:span><text:span text:style-name="T37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5">cs的</text:span><text:span text:style-name="T46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28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86">修改功能块</text:p>
            <text:p text:style-name="P88">ROTATE</text:p>
            <text:p text:style-name="P87">增加只跟随鼠标旋转Y轴的选项</text:p>
            <text:p text:style-name="P85"><text:span text:style-name="T67">现在RTS模式只跟随鼠标，不会造成玩家旋转相机跟着转的问题</text:span> </text:p>
          </table:table-cell>
        </table:table-row>
      </table:table>
      <text:p text:style-name="Text_20_body"/>
      <text:p text:style-name="P23"/>
      <text:h text:style-name="P97" text:outline-level="2"><text:bookmark-start text:name="__RefHeading___Toc101_2009966291"/>Player_Camera_Controller_RTS_RPG.<text:span text:style-name="T7">cs</text:span><text:bookmark-end text:name="__RefHeading___Toc101_2009966291"/></text:h>
      <text:h text:style-name="P109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5">描述</text:p>
          </table:table-cell>
          <table:table-cell table:style-name="表格6.A1" office:value-type="string">
            <text:p text:style-name="P25">版本</text:p>
          </table:table-cell>
          <table:table-cell table:style-name="表格6.C1" office:value-type="string">
            <text:p text:style-name="P25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08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5">描述</text:p>
          </table:table-cell>
          <table:table-cell table:style-name="表格4.A1" office:value-type="string">
            <text:p text:style-name="P25">版本</text:p>
          </table:table-cell>
          <table:table-cell table:style-name="表格4.C1" office:value-type="string">
            <text:p text:style-name="P25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0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71">Edge_Move_Control ( ) 返回移动偏量值</text:p>
            <text:p text:style-name="P69"><text:span text:style-name="T38">MousPos ( ) </text:span><text:span text:style-name="T43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43">RTS镜头下鼠标框选物体</text:p>
          </table:table-cell>
          <table:table-cell table:style-name="表格4.A2" office:value-type="string">
            <text:p text:style-name="P43">0.2a00.0</text:p>
          </table:table-cell>
          <table:table-cell table:style-name="表格4.C2" office:value-type="string">
            <text:p text:style-name="P49">根绝 《<text:span text:style-name="T51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45">0.2a01.0</text:p>
          </table:table-cell>
          <table:table-cell table:style-name="表格4.C2" office:value-type="string">
            <text:p text:style-name="P40">完成鼠标区域选择功能</text:p>
            <text:p text:style-name="P40">增加功能块：</text:p>
            <text:p text:style-name="P48">IsWithinSelectionBounds <text:span text:style-name="T52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44">RTS镜头下鼠标单击选择物体</text:p>
          </table:table-cell>
          <table:table-cell table:style-name="表格4.A2" office:value-type="string">
            <text:p text:style-name="P46">0.3a00.0</text:p>
          </table:table-cell>
          <table:table-cell table:style-name="表格4.C2" office:value-type="string">
            <text:p text:style-name="P40">删除框选物体的多余代码</text:p>
            <text:p text:style-name="P40">增加功能块：</text:p>
            <text:p text:style-name="P53">RTS_Point_Selec ( ) <text:s/>用于鼠标单击选择</text:p>
            <text:p text:style-name="P53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8558733483206461636" text:style-name="L23">
              <text:list-item>
                <text:p text:style-name="P120"><text:span text:style-name="T17">当物体方向不是镜头方向且</text:span><text:span text:style-name="T18">w或s键按下</text:span><text:span text:style-name="T17">时先旋转再移动</text:span></text:p>
              </text:list-item>
              <text:list-item>
                <text:p text:style-name="P117">当镜头方向被鼠标控制住时按下a和d键左右平移</text:p>
              </text:list-item>
              <text:list-item>
                <text:p text:style-name="P117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46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6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46">0.5</text:p>
          </table:table-cell>
          <table:table-cell table:style-name="表格4.C2" office:value-type="string">
            <text:p text:style-name="P65">完善了<text:span text:style-name="T66">MoTbKaCB </text:span>功能块</text:p>
          </table:table-cell>
        </table:table-row>
      </table:table>
      <text:p text:style-name="Text_20_body"/>
      <text:h text:style-name="P108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2">描述</text:p>
          </table:table-cell>
          <table:table-cell table:style-name="表格12.A1" office:value-type="string">
            <text:p text:style-name="P32">版本</text:p>
          </table:table-cell>
          <table:table-cell table:style-name="表格12.C1" office:value-type="string">
            <text:p text:style-name="P32">内容</text:p>
          </table:table-cell>
        </table:table-row>
        <table:table-row>
          <table:table-cell table:style-name="表格12.A2" office:value-type="string">
            <text:p text:style-name="P30">增加布尔变量控制不同的移动方式</text:p>
          </table:table-cell>
          <table:table-cell table:style-name="表格12.A2" office:value-type="string">
            <text:p text:style-name="P30">0.0.1b00</text:p>
          </table:table-cell>
          <table:table-cell table:style-name="表格12.C2" office:value-type="string">
            <text:p text:style-name="P30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0">相机脱离玩家后移动由本地坐标改为世界坐标</text:p>
          </table:table-cell>
          <table:table-cell table:style-name="表格12.A2" office:value-type="string">
            <text:p text:style-name="P30">0.0.2b00</text:p>
          </table:table-cell>
          <table:table-cell table:style-name="表格12.C2" office:value-type="string">
            <text:p text:style-name="P35">增加功能块：</text:p>
            <text:p text:style-name="P39"><text:span text:style-name="T35">MDCaW </text:span><text:span text:style-name="T39">( ) </text:span></text:p>
          </table:table-cell>
        </table:table-row>
        <table:table-row>
          <table:covered-table-cell/>
          <table:table-cell table:style-name="表格12.A2" office:value-type="string">
            <text:p text:style-name="P30">0.0.2b01</text:p>
          </table:table-cell>
          <table:table-cell table:style-name="表格12.C2" office:value-type="string">
            <text:p text:style-name="P31"><text:span text:style-name="T35">MDCaW </text:span><text:span text:style-name="T39">( ) </text:span><text:span text:style-name="T31">块中直接给与</text:span><text:span text:style-name="T32">偏量值给全局</text:span><text:span text:style-name="T31">坐标的</text:span>Transform.Translate<text:span text:style-name="T1">，效果并不理想。</text:span></text:p>
            <text:p text:style-name="P33">应改为移动与全局坐标水平一致、方向则与本地坐标一致。</text:p>
            <text:p text:style-name="P33"/>
            <text:list xml:id="list5980760350241073037" text:style-name="L24">
              <text:list-item>
                <text:p text:style-name="P133">通过 <text:span text:style-name="T28">CameraFunctions.cs 0.0.3完成了上述功能，同时增加了布尔变量：</text:span></text:p>
                <text:list>
                  <text:list-item>
                    <text:p text:style-name="P134">Move_Camera_towards_cam_Facing</text:p>
                  </text:list-item>
                  <text:list-item>
                    <text:p text:style-name="P134">Move_Camera_Along_World_Axis</text:p>
                  </text:list-item>
                </text:list>
                <text:p text:style-name="P134">用于选择RTS相机的移动方式。</text:p>
              </text:list-item>
              <text:list-item>
                <text:p text:style-name="P134">修改布尔变量名称：</text:p>
                <text:list>
                  <text:list-item>
                    <text:p text:style-name="P135">Move_towards_Character_Facing</text:p>
                  </text:list-item>
                  <text:list-item>
                    <text:p text:style-name="P135">Move_Along_World_Axis</text:p>
                  </text:list-item>
                  <text:list-item>
                    <text:p text:style-name="P135">Turn_by_Keyboard</text:p>
                  </text:list-item>
                  <text:list-item>
                    <text:p text:style-name="P135">Turn_by_Mouse_Point</text:p>
                  </text:list-item>
                </text:list>
                <text:p text:style-name="P134">为</text:p>
                <text:list text:continue-numbering="true">
                  <text:list-item>
                    <text:p text:style-name="P135">Move_Player_towards_Character_Facing</text:p>
                  </text:list-item>
                  <text:list-item>
                    <text:p text:style-name="P135">Move_Player_Along_World_Axis</text:p>
                  </text:list-item>
                  <text:list-item>
                    <text:p text:style-name="P135">Turn_Player_by_Keyboard</text:p>
                  </text:list-item>
                  <text:list-item>
                    <text:p text:style-name="P135">Turn_Player_by_Mouse_Point</text:p>
                  </text:list-item>
                </text:list>
                <text:p text:style-name="P135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37">0.0.3</text:p>
          </table:table-cell>
          <table:table-cell table:style-name="表格12.C2" office:value-type="string">
            <text:list xml:id="list796532275296357520" text:style-name="L25">
              <text:list-item>
                <text:p text:style-name="P136">增加了检查相机跟随的布尔值，若相机不跟随则不再控制角色动画</text:p>
              </text:list-item>
              <text:list-item>
                <text:p text:style-name="P136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38">0.0.4</text:p>
          </table:table-cell>
          <table:table-cell table:style-name="表格12.C2" office:value-type="string">
            <text:list xml:id="list194540751290134" text:continue-numbering="true" text:style-name="L25">
              <text:list-item>
                <text:p text:style-name="P137">增加变量控制开关鼠到屏幕边缘相机移动</text:p>
                <text:list>
                  <text:list-item>
                    <text:p text:style-name="P137"><text:span text:style-name="T66">Move_Camera_at_Edge</text:span> </text:p>
                  </text:list-item>
                </text:list>
              </text:list-item>
            </text:list>
          </table:table-cell>
        </table:table-row>
      </table:table>
      <text:p text:style-name="P2"/>
      <text:h text:style-name="P98" text:outline-level="2"><text:bookmark-start text:name="__RefHeading___Toc109_2009966291"/><text:span text:style-name="T52">Utils_RTS_Draw</text:span>.cs<text:bookmark-end text:name="__RefHeading___Toc109_2009966291"/></text:h>
      <text:h text:style-name="P109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5">描述</text:p>
          </table:table-cell>
          <table:table-cell table:style-name="表格5.A1" office:value-type="string">
            <text:p text:style-name="P25">版本</text:p>
          </table:table-cell>
          <table:table-cell table:style-name="表格5.C1" office:value-type="string">
            <text:p text:style-name="P25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10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25">描述</text:p>
          </table:table-cell>
          <table:table-cell table:style-name="表格8.A1" office:value-type="string">
            <text:p text:style-name="P25">版本</text:p>
          </table:table-cell>
          <table:table-cell table:style-name="表格8.C1" office:value-type="string">
            <text:p text:style-name="P25">内容</text:p>
          </table:table-cell>
        </table:table-row>
        <table:table-row>
          <table:table-cell table:style-name="表格8.A2" office:value-type="string">
            <text:p text:style-name="P47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0">增加功能块</text:p>
            <text:list xml:id="list8500676079589518299" text:style-name="L26">
              <text:list-item>
                <text:p text:style-name="P145">WhiteTexture</text:p>
              </text:list-item>
              <text:list-item>
                <text:p text:style-name="P145">DrawScreenRect( Rect rect, Color color )</text:p>
              </text:list-item>
              <text:list-item>
                <text:p text:style-name="P145">DrawScreenRectBorder( Rect rect, float thickness, Color color )</text:p>
              </text:list-item>
              <text:list-item>
                <text:p text:style-name="P145">GetScreenRect( Vector3 screenPosition1, Vector3 screenPosition2 )</text:p>
              </text:list-item>
              <text:list-item>
                <text:p text:style-name="P145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08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25">描述</text:p>
          </table:table-cell>
          <table:table-cell table:style-name="表格9.A1" office:value-type="string">
            <text:p text:style-name="P25">版本</text:p>
          </table:table-cell>
          <table:table-cell table:style-name="表格9.C1" office:value-type="string">
            <text:p text:style-name="P25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29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3"/>
      <text:h text:style-name="P99" text:outline-level="2"><text:bookmark-start text:name="__RefHeading___Toc901_81647745"/>Selectable_Unit_Controller.cs<text:bookmark-end text:name="__RefHeading___Toc901_81647745"/></text:h>
      <text:h text:style-name="P111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26">描述</text:p>
          </table:table-cell>
          <table:table-cell table:style-name="表格10.A1" office:value-type="string">
            <text:p text:style-name="P26">版本</text:p>
          </table:table-cell>
          <table:table-cell table:style-name="表格10.C1" office:value-type="string">
            <text:p text:style-name="P26">内容</text:p>
          </table:table-cell>
        </table:table-row>
        <table:table-row>
          <table:table-cell table:style-name="表格10.A2" table:number-rows-spanned="2" office:value-type="string">
            <text:p text:style-name="P72"/>
          </table:table-cell>
          <table:table-cell table:style-name="表格10.A2" office:value-type="string">
            <text:p text:style-name="P72"/>
          </table:table-cell>
          <table:table-cell table:style-name="表格10.C2" office:value-type="string">
            <text:p text:style-name="P72"/>
          </table:table-cell>
        </table:table-row>
        <table:table-row>
          <table:covered-table-cell/>
          <table:table-cell table:style-name="表格10.A2" office:value-type="string">
            <text:p text:style-name="P72"/>
          </table:table-cell>
          <table:table-cell table:style-name="表格10.C2" office:value-type="string">
            <text:p text:style-name="P72"/>
          </table:table-cell>
        </table:table-row>
      </table:table>
      <text:p text:style-name="P14"/>
      <text:h text:style-name="P111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6">描述</text:p>
          </table:table-cell>
          <table:table-cell table:style-name="表格14.A1" office:value-type="string">
            <text:p text:style-name="P26">版本</text:p>
          </table:table-cell>
          <table:table-cell table:style-name="表格14.C1" office:value-type="string">
            <text:p text:style-name="P26">内容</text:p>
          </table:table-cell>
        </table:table-row>
        <table:table-row>
          <table:table-cell table:style-name="表格14.A2" office:value-type="string">
            <text:p text:style-name="P75">Selectable_Unit_Controller.cs</text:p>
          </table:table-cell>
          <table:table-cell table:style-name="表格14.A2" office:value-type="string">
            <text:p text:style-name="P72">0.1a00.0</text:p>
          </table:table-cell>
          <table:table-cell table:style-name="表格14.C2" office:value-type="string">
            <text:p text:style-name="P51">public GameObject selectionCircle</text:p>
            <text:p text:style-name="P51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2">0.2.0</text:p>
          </table:table-cell>
          <table:table-cell table:style-name="表格14.C2" office:value-type="string">
            <text:p text:style-name="P67">增加了<text:span text:style-name="T83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2">0.3.0</text:p>
          </table:table-cell>
          <table:table-cell table:style-name="表格14.C2" office:value-type="string">
            <text:p text:style-name="P151">改变脚本为<text:span text:style-name="T86">AIPath_For_Rigidbody_From_AstarPathfindingProject的类成员</text:span></text:p>
            <text:p text:style-name="P151">并采用AIPath作为寻路方式</text:p>
          </table:table-cell>
        </table:table-row>
      </table:table>
      <text:p text:style-name="P14"/>
      <text:h text:style-name="P111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26">描述</text:p>
          </table:table-cell>
          <table:table-cell table:style-name="表格15.A1" office:value-type="string">
            <text:p text:style-name="P26">版本</text:p>
          </table:table-cell>
          <table:table-cell table:style-name="表格15.C1" office:value-type="string">
            <text:p text:style-name="P26">内容</text:p>
          </table:table-cell>
        </table:table-row>
        <table:table-row>
          <table:table-cell table:style-name="表格15.A2" office:value-type="string">
            <text:p text:style-name="P72"/>
          </table:table-cell>
          <table:table-cell table:style-name="表格15.A2" office:value-type="string">
            <text:p text:style-name="P72">0.0.<text:span text:style-name="T29">1</text:span></text:p>
          </table:table-cell>
          <table:table-cell table:style-name="表格15.C2" office:value-type="string">
            <text:p text:style-name="P72"/>
          </table:table-cell>
        </table:table-row>
        <table:table-row>
          <table:table-cell table:style-name="表格15.A2" office:value-type="string">
            <text:p text:style-name="P14"/>
          </table:table-cell>
          <table:table-cell table:style-name="表格15.A2" office:value-type="string">
            <text:p text:style-name="P72"/>
          </table:table-cell>
          <table:table-cell table:style-name="表格15.C2" office:value-type="string">
            <text:p text:style-name="P72"/>
          </table:table-cell>
        </table:table-row>
      </table:table>
      <text:p text:style-name="P14"/>
      <text:p text:style-name="P14"/>
      <text:h text:style-name="P100" text:outline-level="2"><text:bookmark-start text:name="__RefHeading___Toc1060_81647745"/><text:s/><text:span text:style-name="T2">Public_</text:span><text:span text:style-name="T24">Functions.cs</text:span><text:bookmark-end text:name="__RefHeading___Toc1060_81647745"/></text:h>
      <text:h text:style-name="P112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28">描述</text:p>
          </table:table-cell>
          <table:table-cell table:style-name="表格19.A1" office:value-type="string">
            <text:p text:style-name="P28">版本</text:p>
          </table:table-cell>
          <table:table-cell table:style-name="表格19.C1" office:value-type="string">
            <text:p text:style-name="P28">内容</text:p>
          </table:table-cell>
        </table:table-row>
        <table:table-row>
          <table:table-cell table:style-name="表格19.A2" office:value-type="string">
            <text:p text:style-name="P59"/>
          </table:table-cell>
          <table:table-cell table:style-name="表格19.A2" office:value-type="string">
            <text:p text:style-name="P74"/>
          </table:table-cell>
          <table:table-cell table:style-name="表格19.C2" office:value-type="string">
            <text:p text:style-name="P74"/>
          </table:table-cell>
        </table:table-row>
        <table:table-row>
          <table:table-cell table:style-name="表格19.A2" office:value-type="string">
            <text:p text:style-name="P16"/>
          </table:table-cell>
          <table:table-cell table:style-name="表格19.A2" office:value-type="string">
            <text:p text:style-name="P74"/>
          </table:table-cell>
          <table:table-cell table:style-name="表格19.C2" office:value-type="string">
            <text:p text:style-name="P74"/>
          </table:table-cell>
        </table:table-row>
      </table:table>
      <text:p text:style-name="P16"/>
      <text:h text:style-name="P112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28">描述</text:p>
          </table:table-cell>
          <table:table-cell table:style-name="表格20.A1" office:value-type="string">
            <text:p text:style-name="P28">版本</text:p>
          </table:table-cell>
          <table:table-cell table:style-name="表格20.C1" office:value-type="string">
            <text:p text:style-name="P28">内容</text:p>
          </table:table-cell>
        </table:table-row>
        <table:table-row>
          <table:table-cell table:style-name="表格20.A2" office:value-type="string">
            <text:p text:style-name="P74"/>
          </table:table-cell>
          <table:table-cell table:style-name="表格20.A2" office:value-type="string">
            <text:p text:style-name="P74">0.1a00.0</text:p>
          </table:table-cell>
          <table:table-cell table:style-name="表格20.C2" office:value-type="string">
            <text:p text:style-name="P56">创建并由CameraFunctions.cs中移来以下功能块</text:p>
            <text:list xml:id="list194540756757547" text:continue-list="list4146827587106570097" text:style-name="L20">
              <text:list-item>
                <text:p text:style-name="P161"><text:span text:style-name="T66">SMO_ANG</text:span> </text:p>
              </text:list-item>
              <text:list-item>
                <text:p text:style-name="P161"><text:span text:style-name="T66">SMO_VAL</text:span> </text:p>
              </text:list-item>
              <text:list-item>
                <text:p text:style-name="P146"><text:span text:style-name="T66">SMO_VAL_OFFSET</text:span> </text:p>
              </text:list-item>
            </text:list>
            <text:p text:style-name="P57">修改功能块为<text:span text:style-name="T73">Utility Class</text:span></text:p>
          </table:table-cell>
        </table:table-row>
        <table:table-row>
          <table:table-cell table:style-name="表格20.A2" office:value-type="string">
            <text:p text:style-name="P16"/>
          </table:table-cell>
          <table:table-cell table:style-name="表格20.A2" office:value-type="string">
            <text:p text:style-name="P61">0.2</text:p>
          </table:table-cell>
          <table:table-cell table:style-name="表格20.C2" office:value-type="string">
            <text:p text:style-name="P62">增加了功能块</text:p>
            <text:p text:style-name="P62"><text:span text:style-name="T66">Clear_Angle</text:span> </text:p>
            <text:p text:style-name="P62">对超过360度的角度值模算</text:p>
            <text:p text:style-name="P62">将360度分割为正负180并输出</text:p>
          </table:table-cell>
        </table:table-row>
        <table:table-row>
          <table:table-cell table:style-name="表格20.A2" office:value-type="string">
            <text:p text:style-name="P16"/>
          </table:table-cell>
          <table:table-cell table:style-name="表格20.A2" office:value-type="string">
            <text:p text:style-name="P61">0.3</text:p>
          </table:table-cell>
          <table:table-cell table:style-name="表格20.C2" office:value-type="string">
            <text:p text:style-name="P62">增加了功能块</text:p>
            <text:p text:style-name="P62"><text:span text:style-name="T66">Mous_Click_Get_Pos_Dir</text:span> </text:p>
            <text:p text:style-name="P62">输出鼠标点击后射出的<text:span text:style-name="T84">ray碰撞到的位置和所在方向</text:span></text:p>
          </table:table-cell>
        </table:table-row>
      </table:table>
      <text:p text:style-name="P16"/>
      <text:h text:style-name="P112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28">描述</text:p>
          </table:table-cell>
          <table:table-cell table:style-name="表格21.A1" office:value-type="string">
            <text:p text:style-name="P28">版本</text:p>
          </table:table-cell>
          <table:table-cell table:style-name="表格21.C1" office:value-type="string">
            <text:p text:style-name="P28">内容</text:p>
          </table:table-cell>
        </table:table-row>
        <table:table-row>
          <table:table-cell table:style-name="表格21.A2" office:value-type="string">
            <text:p text:style-name="P74"/>
          </table:table-cell>
          <table:table-cell table:style-name="表格21.A2" office:value-type="string">
            <text:p text:style-name="P74">0.0.<text:span text:style-name="T29">1</text:span></text:p>
          </table:table-cell>
          <table:table-cell table:style-name="表格21.C2" office:value-type="string">
            <text:p text:style-name="P74"/>
          </table:table-cell>
        </table:table-row>
        <table:table-row>
          <table:table-cell table:style-name="表格21.A2" office:value-type="string">
            <text:p text:style-name="P16"/>
          </table:table-cell>
          <table:table-cell table:style-name="表格21.A2" office:value-type="string">
            <text:p text:style-name="P74"/>
          </table:table-cell>
          <table:table-cell table:style-name="表格21.C2" office:value-type="string">
            <text:p text:style-name="P74"/>
          </table:table-cell>
        </table:table-row>
      </table:table>
      <text:p text:style-name="P16"/>
      <text:p text:style-name="P16"/>
      <text:h text:style-name="P101" text:outline-level="2"><text:bookmark-start text:name="__RefHeading___Toc2150_1894085766"/><text:span text:style-name="T27">AIPath_For_Rigidbody_From_AstarPathfindingProject.cs</text:span><text:bookmark-end text:name="__RefHeading___Toc2150_1894085766"/></text:h>
      <text:h text:style-name="P113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29">描述</text:p>
          </table:table-cell>
          <table:table-cell table:style-name="表格22.A1" office:value-type="string">
            <text:p text:style-name="P29">版本</text:p>
          </table:table-cell>
          <table:table-cell table:style-name="表格22.C1" office:value-type="string">
            <text:p text:style-name="P29">内容</text:p>
          </table:table-cell>
        </table:table-row>
        <table:table-row>
          <table:table-cell table:style-name="表格22.A2" office:value-type="string">
            <text:p text:style-name="P59"/>
          </table:table-cell>
          <table:table-cell table:style-name="表格22.A2" office:value-type="string">
            <text:p text:style-name="P82"/>
          </table:table-cell>
          <table:table-cell table:style-name="表格22.C2" office:value-type="string">
            <text:p text:style-name="P82"/>
          </table:table-cell>
        </table:table-row>
        <table:table-row>
          <table:table-cell table:style-name="表格22.A2" office:value-type="string">
            <text:p text:style-name="P17"/>
          </table:table-cell>
          <table:table-cell table:style-name="表格22.A2" office:value-type="string">
            <text:p text:style-name="P82"/>
          </table:table-cell>
          <table:table-cell table:style-name="表格22.C2" office:value-type="string">
            <text:p text:style-name="P82"/>
          </table:table-cell>
        </table:table-row>
      </table:table>
      <text:p text:style-name="P17"/>
      <text:h text:style-name="P113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29">描述</text:p>
          </table:table-cell>
          <table:table-cell table:style-name="表格23.A1" office:value-type="string">
            <text:p text:style-name="P29">版本</text:p>
          </table:table-cell>
          <table:table-cell table:style-name="表格23.C1" office:value-type="string">
            <text:p text:style-name="P29">内容</text:p>
          </table:table-cell>
        </table:table-row>
        <table:table-row>
          <table:table-cell table:style-name="表格23.A2" office:value-type="string">
            <text:p text:style-name="P149"/>
          </table:table-cell>
          <table:table-cell table:style-name="表格23.A2" office:value-type="string">
            <text:p text:style-name="P82">0.1.0</text:p>
          </table:table-cell>
          <table:table-cell table:style-name="表格23.C2" office:value-type="string">
            <text:p text:style-name="P148">将 <text:span text:style-name="T86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17"/>
          </table:table-cell>
          <table:table-cell table:style-name="表格23.A2" office:value-type="string">
            <text:p text:style-name="P82"/>
          </table:table-cell>
          <table:table-cell table:style-name="表格23.C2" office:value-type="string">
            <text:p text:style-name="P82"/>
          </table:table-cell>
        </table:table-row>
      </table:table>
      <text:p text:style-name="P17"/>
      <text:h text:style-name="P113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29">描述</text:p>
          </table:table-cell>
          <table:table-cell table:style-name="表格24.A1" office:value-type="string">
            <text:p text:style-name="P29">版本</text:p>
          </table:table-cell>
          <table:table-cell table:style-name="表格24.C1" office:value-type="string">
            <text:p text:style-name="P29">内容</text:p>
          </table:table-cell>
        </table:table-row>
        <table:table-row>
          <table:table-cell table:style-name="表格24.A2" office:value-type="string">
            <text:p text:style-name="P82"/>
          </table:table-cell>
          <table:table-cell table:style-name="表格24.A2" office:value-type="string">
            <text:p text:style-name="P82">0.0.<text:span text:style-name="T29">1</text:span></text:p>
          </table:table-cell>
          <table:table-cell table:style-name="表格24.C2" office:value-type="string">
            <text:p text:style-name="P82"/>
          </table:table-cell>
        </table:table-row>
        <table:table-row>
          <table:table-cell table:style-name="表格24.A2" office:value-type="string">
            <text:p text:style-name="P17"/>
          </table:table-cell>
          <table:table-cell table:style-name="表格24.A2" office:value-type="string">
            <text:p text:style-name="P82"/>
          </table:table-cell>
          <table:table-cell table:style-name="表格24.C2" office:value-type="string">
            <text:p text:style-name="P82"/>
          </table:table-cell>
        </table:table-row>
      </table:table>
      <text:p text:style-name="P17"/>
      <text:p text:style-name="P17"/>
      <text:h text:style-name="P101" text:outline-level="2"><text:s/><text:span text:style-name="T2">(Script <text:s/>Name)</text:span></text:h>
      <text:h text:style-name="P114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163">描述</text:p>
          </table:table-cell>
          <table:table-cell table:style-name="表格25.A1" office:value-type="string">
            <text:p text:style-name="P163">版本</text:p>
          </table:table-cell>
          <table:table-cell table:style-name="表格25.C1" office:value-type="string">
            <text:p text:style-name="P163">内容</text:p>
          </table:table-cell>
        </table:table-row>
        <table:table-row>
          <table:table-cell table:style-name="表格25.A2" office:value-type="string">
            <text:p text:style-name="P147"/>
          </table:table-cell>
          <table:table-cell table:style-name="表格25.A2" office:value-type="string">
            <text:p text:style-name="P164"/>
          </table:table-cell>
          <table:table-cell table:style-name="表格25.C2" office:value-type="string">
            <text:p text:style-name="P164"/>
          </table:table-cell>
        </table:table-row>
        <table:table-row>
          <table:table-cell table:style-name="表格25.A2" office:value-type="string">
            <text:p text:style-name="P122"/>
          </table:table-cell>
          <table:table-cell table:style-name="表格25.A2" office:value-type="string">
            <text:p text:style-name="P164"/>
          </table:table-cell>
          <table:table-cell table:style-name="表格25.C2" office:value-type="string">
            <text:p text:style-name="P164"/>
          </table:table-cell>
        </table:table-row>
      </table:table>
      <text:p text:style-name="P122"/>
      <text:h text:style-name="P114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163">描述</text:p>
          </table:table-cell>
          <table:table-cell table:style-name="表格26.A1" office:value-type="string">
            <text:p text:style-name="P163">版本</text:p>
          </table:table-cell>
          <table:table-cell table:style-name="表格26.C1" office:value-type="string">
            <text:p text:style-name="P163">内容</text:p>
          </table:table-cell>
        </table:table-row>
        <table:table-row>
          <table:table-cell table:style-name="表格26.A2" office:value-type="string">
            <text:p text:style-name="P164"/>
          </table:table-cell>
          <table:table-cell table:style-name="表格26.A2" office:value-type="string">
            <text:p text:style-name="P164">0.1.0</text:p>
          </table:table-cell>
          <table:table-cell table:style-name="表格26.C2" office:value-type="string">
            <text:p text:style-name="P164"/>
          </table:table-cell>
        </table:table-row>
        <table:table-row>
          <table:table-cell table:style-name="表格26.A2" office:value-type="string">
            <text:p text:style-name="P122"/>
          </table:table-cell>
          <table:table-cell table:style-name="表格26.A2" office:value-type="string">
            <text:p text:style-name="P164"/>
          </table:table-cell>
          <table:table-cell table:style-name="表格26.C2" office:value-type="string">
            <text:p text:style-name="P164"/>
          </table:table-cell>
        </table:table-row>
      </table:table>
      <text:p text:style-name="P122"/>
      <text:h text:style-name="P114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63">描述</text:p>
          </table:table-cell>
          <table:table-cell table:style-name="表格27.A1" office:value-type="string">
            <text:p text:style-name="P163">版本</text:p>
          </table:table-cell>
          <table:table-cell table:style-name="表格27.C1" office:value-type="string">
            <text:p text:style-name="P163">内容</text:p>
          </table:table-cell>
        </table:table-row>
        <table:table-row>
          <table:table-cell table:style-name="表格27.A2" office:value-type="string">
            <text:p text:style-name="P164"/>
          </table:table-cell>
          <table:table-cell table:style-name="表格27.A2" office:value-type="string">
            <text:p text:style-name="P164">0.0.<text:span text:style-name="T29">1</text:span></text:p>
          </table:table-cell>
          <table:table-cell table:style-name="表格27.C2" office:value-type="string">
            <text:p text:style-name="P164"/>
          </table:table-cell>
        </table:table-row>
        <table:table-row>
          <table:table-cell table:style-name="表格27.A2" office:value-type="string">
            <text:p text:style-name="P122"/>
          </table:table-cell>
          <table:table-cell table:style-name="表格27.A2" office:value-type="string">
            <text:p text:style-name="P164"/>
          </table:table-cell>
          <table:table-cell table:style-name="表格27.C2" office:value-type="string">
            <text:p text:style-name="P164"/>
          </table:table-cell>
        </table:table-row>
      </table:table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9H47M53S</meta:editing-duration>
    <meta:editing-cycles>269</meta:editing-cycles>
    <meta:generator>LibreOffice/5.0.5.2$Windows_x86 LibreOffice_project/55b006a02d247b5f7215fc6ea0fde844b30035b3</meta:generator>
    <dc:date>2017-02-25T19:45:38.323000000</dc:date>
    <meta:document-statistic meta:table-count="27" meta:image-count="0" meta:object-count="0" meta:page-count="18" meta:paragraph-count="472" meta:word-count="3367" meta:character-count="7274" meta:non-whitespace-character-count="7035"/>
    <meta:user-defined meta:name="Info 1"/>
    <meta:user-defined meta:name="Info 2"/>
    <meta:user-defined meta:name="Info 3"/>
    <meta:user-defined meta:name="Info 4"/>
  </office:meta>
</office:document-meta>
</file>